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eometry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ibs</text:p>
          </table:table-cell>
          <table:table-cell office:value-type="string" calcext:value-type="string">
            <text:p>Chord</text:p>
          </table:table-cell>
          <table:table-cell office:value-type="string" calcext:value-type="string">
            <text:p>Le x (m)</text:p>
          </table:table-cell>
          <table:table-cell office:value-type="string" calcext:value-type="string">
            <text:p>Le y (m)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OA</text:p>
          </table:table-cell>
          <table:table-cell office:value-type="string" calcext:value-type="string">
            <text:p>Z-rotation</text:p>
          </table:table-cell>
          <table:table-cell office:value-type="string" calcext:value-type="string">
            <text:p>Y-rotation</text:p>
          </table:table-cell>
          <table:table-cell office:value-type="string" calcext:value-type="string">
            <text:p>profile-merge</text:p>
          </table:table-cell>
          <table:table-cell office:value-type="string" calcext:value-type="string">
            <text:p>ballooning-mer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4620064932141" calcext:value-type="float">
            <text:p>0.924620064932141</text:p>
          </table:table-cell>
          <table:table-cell table:number-columns-repeated="2" office:value-type="float" office:value="0.145011726336704" calcext:value-type="float">
            <text:p>0.145011726336704</text:p>
          </table:table-cell>
          <table:table-cell office:value-type="float" office:value="8.56155232617082" calcext:value-type="float">
            <text:p>8.56155232617082</text:p>
          </table:table-cell>
          <table:table-cell office:value-type="float" office:value="9.26446903700494" calcext:value-type="float">
            <text:p>9.264469037004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04490710605707" calcext:value-type="float">
            <text:p>0.904490710605707</text:p>
          </table:table-cell>
          <table:table-cell table:number-columns-repeated="2" office:value-type="float" office:value="0.41073502504042" calcext:value-type="float">
            <text:p>0.41073502504042</text:p>
          </table:table-cell>
          <table:table-cell office:value-type="float" office:value="8.79117851501144" calcext:value-type="float">
            <text:p>8.79117851501144</text:p>
          </table:table-cell>
          <table:table-cell office:value-type="float" office:value="9.1652558912133" calcext:value-type="float">
            <text:p>9.16525589121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67753922100412" calcext:value-type="float">
            <text:p>0.867753922100412</text:p>
          </table:table-cell>
          <table:table-cell table:number-columns-repeated="2" office:value-type="float" office:value="0.651554205543366" calcext:value-type="float">
            <text:p>0.651554205543366</text:p>
          </table:table-cell>
          <table:table-cell office:value-type="float" office:value="8.46471735518875" calcext:value-type="float">
            <text:p>8.46471735518875</text:p>
          </table:table-cell>
          <table:table-cell office:value-type="float" office:value="8.98442679079203" calcext:value-type="float">
            <text:p>8.984426790792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15705553457075" calcext:value-type="float">
            <text:p>0.815705553457075</text:p>
          </table:table-cell>
          <table:table-cell table:number-columns-repeated="2" office:value-type="float" office:value="0.873439854953897" calcext:value-type="float">
            <text:p>0.873439854953897</text:p>
          </table:table-cell>
          <table:table-cell office:value-type="float" office:value="7.86998042559253" calcext:value-type="float">
            <text:p>7.86998042559253</text:p>
          </table:table-cell>
          <table:table-cell office:value-type="float" office:value="8.72229699002966" calcext:value-type="float">
            <text:p>8.722296990029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25220141999055" calcext:value-type="float">
            <text:p>0.725220141999055</text:p>
          </table:table-cell>
          <table:table-cell table:number-columns-repeated="2" office:value-type="float" office:value="1.08020854636477" calcext:value-type="float">
            <text:p>1.08020854636477</text:p>
          </table:table-cell>
          <table:table-cell office:value-type="float" office:value="10.5412661297898" calcext:value-type="float">
            <text:p>10.5412661297898</text:p>
          </table:table-cell>
          <table:table-cell office:value-type="float" office:value="8.10386012612832" calcext:value-type="float">
            <text:p>8.103860126128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76784412343478" calcext:value-type="float">
            <text:p>0.576784412343478</text:p>
          </table:table-cell>
          <table:table-cell table:number-columns-repeated="2" office:value-type="float" office:value="1.27457238834688" calcext:value-type="float">
            <text:p>1.27457238834688</text:p>
          </table:table-cell>
          <table:table-cell office:value-type="float" office:value="15.4400405608623" calcext:value-type="float">
            <text:p>15.4400405608623</text:p>
          </table:table-cell>
          <table:table-cell office:value-type="float" office:value="6.92718541054348" calcext:value-type="float">
            <text:p>6.927185410543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0171730207403" calcext:value-type="float">
            <text:p>0.350171730207403</text:p>
          </table:table-cell>
          <table:table-cell table:number-columns-repeated="2" office:value-type="float" office:value="1.45859521458148" calcext:value-type="float">
            <text:p>1.458595214581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Cell Elements" table:style-name="ta1"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orthogonal</text:p>
          </table:table-cell>
          <table:table-cell/>
          <table:table-cell office:value-type="string" calcext:value-type="string">
            <text:p>folded</text:p>
          </table:table-cell>
          <table:table-cell/>
          <table:table-cell office:value-type="string" calcext:value-type="string">
            <text:p>folded</text:p>
          </table:table-cell>
          <table:table-cell/>
          <table:table-cell office:value-type="string" calcext:value-type="string">
            <text:p>orthogonal</text:p>
          </table:table-cell>
          <table:table-cell/>
          <table:table-cell office:value-type="string" calcext:value-type="string">
            <text:p>DiagonalWithHoles</text:p>
          </table:table-cell>
          <table:table-cell table:number-columns-repeated="10"/>
          <table:table-cell table:style-name="ce1" office:value-type="string" calcext:value-type="string">
            <text:p>STRAP3</text:p>
          </table:table-cell>
          <table:table-cell table:style-name="ce1"/>
          <table:table-cell table:number-columns-repeated="2"/>
          <table:table-cell table:number-columns-repeated="2" office:value-type="string" calcext:value-type="string">
            <text:p>MATERIAL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11"/>
          <table:table-cell table:number-columns-repeated="2" office:value-type="float" office:value="0.25" calcext:value-type="float">
            <text:p>0.25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table:number-columns-repeated="15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15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number-columns-repeated="15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office:value-type="float" office:value="0.04" calcext:value-type="float">
            <text:p>0.04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15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2" office:value-type="float" office:value="0.005" calcext:value-type="float">
            <text:p>0.005</text:p>
          </table:table-cell>
          <table:table-cell table:number-columns-repeated="6"/>
          <table:table-cell table:number-columns-repeated="2"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orcher.skytex_32.dragon_r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</table:table>
      <table:table table:name="Rib Elements" table:style-name="ta1"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OLE</text:p>
          </table:table-cell>
          <table:table-cell/>
          <table:table-cell office:value-type="string" calcext:value-type="string">
            <text:p>HOLESQ</text:p>
          </table:table-cell>
          <table:table-cell table:number-columns-repeated="2"/>
          <table:table-cell office:value-type="string" calcext:value-type="string">
            <text:p>HOLESQMULTI</text:p>
          </table:table-cell>
          <table:table-cell table:number-columns-repeated="4"/>
          <table:table-cell office:value-type="string" calcext:value-type="string">
            <text:p>RIGIDFOIL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me: str</text:p>
          </table:table-cell>
          <table:table-cell office:value-type="string" calcext:value-type="string">
            <text:p>x: float</text:p>
          </table:table-cell>
          <table:table-cell office:value-type="string" calcext:value-type="string">
            <text:p>height: float</text:p>
          </table:table-cell>
          <table:table-cell office:value-type="string" calcext:value-type="string">
            <text:p>x: floa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num holes</text:p>
          </table:table-cell>
          <table:table-cell office:value-type="string" calcext:value-type="string">
            <text:p>bord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ib1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b2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1</text:p>
          </table:table-cell>
          <table:table-cell office:value-type="float" office:value="0.1" calcext:value-type="float">
            <text:p>0.1</text:p>
          </table:table-cell>
          <table:table-cell office:value-type="float" office:value="28.5093125915366" calcext:value-type="float">
            <text:p>28.5093125915366</text:p>
          </table:table-cell>
          <table:table-cell office:value-type="string" calcext:value-type="string">
            <text:p>B1</text:p>
          </table:table-cell>
          <table:table-cell office:value-type="float" office:value="0.28" calcext:value-type="float">
            <text:p>0.28</text:p>
          </table:table-cell>
          <table:table-cell office:value-type="float" office:value="27.8986229996426" calcext:value-type="float">
            <text:p>27.8986229996426</text:p>
          </table:table-cell>
          <table:table-cell office:value-type="string" calcext:value-type="string">
            <text:p>C1</text:p>
          </table:table-cell>
          <table:table-cell office:value-type="float" office:value="0.55" calcext:value-type="float">
            <text:p>0.55</text:p>
          </table:table-cell>
          <table:table-cell office:value-type="float" office:value="15.0963439090568" calcext:value-type="float">
            <text:p>15.0963439090568</text:p>
          </table:table-cell>
          <table:table-cell office:value-type="string" calcext:value-type="string">
            <text:p>D1</text:p>
          </table:table-cell>
          <table:table-cell office:value-type="float" office:value="0.77" calcext:value-type="float">
            <text:p>0.77</text:p>
          </table:table-cell>
          <table:table-cell office:value-type="float" office:value="5.59371856811765" calcext:value-type="float">
            <text:p>5.59371856811765</text:p>
          </table:table-cell>
        </table:table-row>
        <table:table-row table:style-name="ro1">
          <table:table-cell office:value-type="string" calcext:value-type="string">
            <text:p>rib3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2</text:p>
          </table:table-cell>
          <table:table-cell office:value-type="float" office:value="0.1" calcext:value-type="float">
            <text:p>0.1</text:p>
          </table:table-cell>
          <table:table-cell office:value-type="float" office:value="28.9771521125026" calcext:value-type="float">
            <text:p>28.9771521125026</text:p>
          </table:table-cell>
          <table:table-cell office:value-type="string" calcext:value-type="string">
            <text:p>B2</text:p>
          </table:table-cell>
          <table:table-cell office:value-type="float" office:value="0.28" calcext:value-type="float">
            <text:p>0.28</text:p>
          </table:table-cell>
          <table:table-cell office:value-type="float" office:value="28.3521571078094" calcext:value-type="float">
            <text:p>28.3521571078094</text:p>
          </table:table-cell>
          <table:table-cell office:value-type="string" calcext:value-type="string">
            <text:p>C2</text:p>
          </table:table-cell>
          <table:table-cell office:value-type="float" office:value="0.55" calcext:value-type="float">
            <text:p>0.55</text:p>
          </table:table-cell>
          <table:table-cell office:value-type="float" office:value="15.3319978861405" calcext:value-type="float">
            <text:p>15.3319978861405</text:p>
          </table:table-cell>
          <table:table-cell office:value-type="string" calcext:value-type="string">
            <text:p>D2</text:p>
          </table:table-cell>
          <table:table-cell office:value-type="float" office:value="0.77" calcext:value-type="float">
            <text:p>0.77</text:p>
          </table:table-cell>
          <table:table-cell office:value-type="float" office:value="5.66788405625294" calcext:value-type="float">
            <text:p>5.66788405625294</text:p>
          </table:table-cell>
        </table:table-row>
        <table:table-row table:style-name="ro1">
          <table:table-cell office:value-type="string" calcext:value-type="string">
            <text:p>rib4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3</text:p>
          </table:table-cell>
          <table:table-cell office:value-type="float" office:value="0.1" calcext:value-type="float">
            <text:p>0.1</text:p>
          </table:table-cell>
          <table:table-cell office:value-type="float" office:value="28.5112901151729" calcext:value-type="float">
            <text:p>28.5112901151729</text:p>
          </table:table-cell>
          <table:table-cell office:value-type="string" calcext:value-type="string">
            <text:p>B3</text:p>
          </table:table-cell>
          <table:table-cell office:value-type="float" office:value="0.28" calcext:value-type="float">
            <text:p>0.28</text:p>
          </table:table-cell>
          <table:table-cell office:value-type="float" office:value="27.8920735700704" calcext:value-type="float">
            <text:p>27.8920735700704</text:p>
          </table:table-cell>
          <table:table-cell office:value-type="string" calcext:value-type="string">
            <text:p>C3</text:p>
          </table:table-cell>
          <table:table-cell office:value-type="float" office:value="0.55" calcext:value-type="float">
            <text:p>0.55</text:p>
          </table:table-cell>
          <table:table-cell office:value-type="float" office:value="15.07313364543" calcext:value-type="float">
            <text:p>15.07313364543</text:p>
          </table:table-cell>
          <table:table-cell office:value-type="string" calcext:value-type="string">
            <text:p>D3</text:p>
          </table:table-cell>
          <table:table-cell office:value-type="float" office:value="0.77" calcext:value-type="float">
            <text:p>0.77</text:p>
          </table:table-cell>
          <table:table-cell office:value-type="float" office:value="5.55871943077387" calcext:value-type="float">
            <text:p>5.55871943077387</text:p>
          </table:table-cell>
        </table:table-row>
        <table:table-row table:style-name="ro1">
          <table:table-cell office:value-type="string" calcext:value-type="string">
            <text:p>rib5</text:p>
          </table:table-cell>
          <table:table-cell office:value-type="string" calcext:value-type="string">
            <text:p>porcher.skytex_38_hf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4</text:p>
          </table:table-cell>
          <table:table-cell office:value-type="float" office:value="0.1" calcext:value-type="float">
            <text:p>0.1</text:p>
          </table:table-cell>
          <table:table-cell office:value-type="float" office:value="27.2896718400827" calcext:value-type="float">
            <text:p>27.2896718400827</text:p>
          </table:table-cell>
          <table:table-cell office:value-type="string" calcext:value-type="string">
            <text:p>B4</text:p>
          </table:table-cell>
          <table:table-cell office:value-type="float" office:value="0.28" calcext:value-type="float">
            <text:p>0.28</text:p>
          </table:table-cell>
          <table:table-cell office:value-type="float" office:value="26.6928393905565" calcext:value-type="float">
            <text:p>26.6928393905565</text:p>
          </table:table-cell>
          <table:table-cell office:value-type="string" calcext:value-type="string">
            <text:p>C4</text:p>
          </table:table-cell>
          <table:table-cell office:value-type="float" office:value="0.55" calcext:value-type="float">
            <text:p>0.55</text:p>
          </table:table-cell>
          <table:table-cell office:value-type="float" office:value="14.4149186826384" calcext:value-type="float">
            <text:p>14.4149186826384</text:p>
          </table:table-cell>
          <table:table-cell office:value-type="string" calcext:value-type="string">
            <text:p>D4</text:p>
          </table:table-cell>
          <table:table-cell office:value-type="float" office:value="0.77" calcext:value-type="float">
            <text:p>0.77</text:p>
          </table:table-cell>
          <table:table-cell office:value-type="float" office:value="5.30251257838343" calcext:value-type="float">
            <text:p>5.30251257838343</text:p>
          </table:table-cell>
        </table:table-row>
        <table:table-row table:style-name="ro1">
          <table:table-cell office:value-type="string" calcext:value-type="string">
            <text:p>rib6</text:p>
          </table:table-cell>
          <table:table-cell office:value-type="string" calcext:value-type="string">
            <text:p>porcher.skytex_38_hf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b7</text:p>
          </table:table-cell>
          <table:table-cell office:value-type="string" calcext:value-type="string">
            <text:p>porcher.skytex_38_hf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5</text:p>
          </table:table-cell>
          <table:table-cell office:value-type="float" office:value="0.1" calcext:value-type="float">
            <text:p>0.1</text:p>
          </table:table-cell>
          <table:table-cell office:value-type="float" office:value="26.5891707975553" calcext:value-type="float">
            <text:p>26.5891707975553</text:p>
          </table:table-cell>
          <table:table-cell office:value-type="string" calcext:value-type="string">
            <text:p>B5</text:p>
          </table:table-cell>
          <table:table-cell office:value-type="float" office:value="0.28" calcext:value-type="float">
            <text:p>0.28</text:p>
          </table:table-cell>
          <table:table-cell office:value-type="float" office:value="26.003546335214" calcext:value-type="float">
            <text:p>26.003546335214</text:p>
          </table:table-cell>
          <table:table-cell office:value-type="string" calcext:value-type="string">
            <text:p>C5</text:p>
          </table:table-cell>
          <table:table-cell office:value-type="float" office:value="0.55" calcext:value-type="float">
            <text:p>0.55</text:p>
          </table:table-cell>
          <table:table-cell office:value-type="float" office:value="14.0322320013242" calcext:value-type="float">
            <text:p>14.0322320013242</text:p>
          </table:table-cell>
          <table:table-cell office:value-type="string" calcext:value-type="string">
            <text:p>D5</text:p>
          </table:table-cell>
          <table:table-cell office:value-type="float" office:value="0.77" calcext:value-type="float">
            <text:p>0.77</text:p>
          </table:table-cell>
          <table:table-cell office:value-type="float" office:value="5.14796474576208" calcext:value-type="float">
            <text:p>5.14796474576208</text:p>
          </table:table-cell>
        </table:table-row>
        <table:table-row table:style-name="ro1">
          <table:table-cell/>
          <table:table-cell office:value-type="string" calcext:value-type="string">
            <text:p>porcher.skytex_38_hf</text:p>
          </table:table-cell>
          <table:table-cell table:number-columns-repeated="13"/>
          <table:table-cell office:value-type="string" calcext:value-type="string">
            <text:p>A6</text:p>
          </table:table-cell>
          <table:table-cell office:value-type="float" office:value="0.02" calcext:value-type="float">
            <text:p>0.02</text:p>
          </table:table-cell>
          <table:table-cell office:value-type="float" office:value="27.3297965848483" calcext:value-type="float">
            <text:p>27.3297965848483</text:p>
          </table:table-cell>
          <table:table-cell office:value-type="string" calcext:value-type="string">
            <text:p>B6</text:p>
          </table:table-cell>
          <table:table-cell office:value-type="float" office:value="0.5" calcext:value-type="float">
            <text:p>0.5</text:p>
          </table:table-cell>
          <table:table-cell office:value-type="float" office:value="27.3297965848483" calcext:value-type="float">
            <text:p>27.3297965848483</text:p>
          </table:table-cell>
          <table:table-cell office:value-type="string" calcext:value-type="string">
            <text:p>C6</text:p>
          </table:table-cell>
          <table:table-cell office:value-type="float" office:value="0.85" calcext:value-type="float">
            <text:p>0.85</text:p>
          </table:table-cell>
          <table:table-cell office:value-type="float" office:value="27.3297965848483" calcext:value-type="float">
            <text:p>27.3297965848483</text:p>
          </table:table-cell>
          <table:table-cell table:number-columns-repeated="3"/>
        </table:table-row>
      </table:table>
      <table:table table:name="Airfoil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nnamed</text:p>
          </table:table-cell>
          <table:table-cell/>
          <table:table-cell office:value-type="string" calcext:value-type="string">
            <text:p>unname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144" calcext:value-type="float">
            <text:p>0.9914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99154" calcext:value-type="float">
            <text:p>0.99154</text:p>
          </table:table-cell>
          <table:table-cell office:value-type="float" office:value="0.00163" calcext:value-type="float">
            <text:p>0.00163</text:p>
          </table:table-cell>
        </table:table-row>
        <table:table-row table:style-name="ro1">
          <table:table-cell office:value-type="float" office:value="0.97747" calcext:value-type="float">
            <text:p>0.97747</text:p>
          </table:table-cell>
          <table:table-cell office:value-type="float" office:value="0.00421" calcext:value-type="float">
            <text:p>0.00421</text:p>
          </table:table-cell>
          <table:table-cell office:value-type="float" office:value="0.97761" calcext:value-type="float">
            <text:p>0.97761</text:p>
          </table:table-cell>
          <table:table-cell office:value-type="float" office:value="0.00427" calcext:value-type="float">
            <text:p>0.00427</text:p>
          </table:table-cell>
        </table:table-row>
        <table:table-row table:style-name="ro1">
          <table:table-cell office:value-type="float" office:value="0.96208" calcext:value-type="float">
            <text:p>0.96208</text:p>
          </table:table-cell>
          <table:table-cell office:value-type="float" office:value="0.00708" calcext:value-type="float">
            <text:p>0.00708</text:p>
          </table:table-cell>
          <table:table-cell office:value-type="float" office:value="0.96213" calcext:value-type="float">
            <text:p>0.96213</text:p>
          </table:table-cell>
          <table:table-cell office:value-type="float" office:value="0.0072" calcext:value-type="float">
            <text:p>0.0072</text:p>
          </table:table-cell>
        </table:table-row>
        <table:table-row table:style-name="ro1">
          <table:table-cell office:value-type="float" office:value="0.94538" calcext:value-type="float">
            <text:p>0.94538</text:p>
          </table:table-cell>
          <table:table-cell office:value-type="float" office:value="0.01019" calcext:value-type="float">
            <text:p>0.01019</text:p>
          </table:table-cell>
          <table:table-cell office:value-type="float" office:value="0.94514" calcext:value-type="float">
            <text:p>0.94514</text:p>
          </table:table-cell>
          <table:table-cell office:value-type="float" office:value="0.0104" calcext:value-type="float">
            <text:p>0.0104</text:p>
          </table:table-cell>
        </table:table-row>
        <table:table-row table:style-name="ro1">
          <table:table-cell office:value-type="float" office:value="0.92768" calcext:value-type="float">
            <text:p>0.92768</text:p>
          </table:table-cell>
          <table:table-cell office:value-type="float" office:value="0.01347" calcext:value-type="float">
            <text:p>0.01347</text:p>
          </table:table-cell>
          <table:table-cell office:value-type="float" office:value="0.92671" calcext:value-type="float">
            <text:p>0.92671</text:p>
          </table:table-cell>
          <table:table-cell office:value-type="float" office:value="0.01382" calcext:value-type="float">
            <text:p>0.01382</text:p>
          </table:table-cell>
        </table:table-row>
        <table:table-row table:style-name="ro1">
          <table:table-cell office:value-type="float" office:value="0.90925" calcext:value-type="float">
            <text:p>0.90925</text:p>
          </table:table-cell>
          <table:table-cell office:value-type="float" office:value="0.01687" calcext:value-type="float">
            <text:p>0.01687</text:p>
          </table:table-cell>
          <table:table-cell office:value-type="float" office:value="0.90705" calcext:value-type="float">
            <text:p>0.90705</text:p>
          </table:table-cell>
          <table:table-cell office:value-type="float" office:value="0.01745" calcext:value-type="float">
            <text:p>0.01745</text:p>
          </table:table-cell>
        </table:table-row>
        <table:table-row table:style-name="ro1">
          <table:table-cell office:value-type="float" office:value="0.89028" calcext:value-type="float">
            <text:p>0.89028</text:p>
          </table:table-cell>
          <table:table-cell office:value-type="float" office:value="0.02035" calcext:value-type="float">
            <text:p>0.02035</text:p>
          </table:table-cell>
          <table:table-cell office:value-type="float" office:value="0.88639" calcext:value-type="float">
            <text:p>0.88639</text:p>
          </table:table-cell>
          <table:table-cell office:value-type="float" office:value="0.02121" calcext:value-type="float">
            <text:p>0.02121</text:p>
          </table:table-cell>
        </table:table-row>
        <table:table-row table:style-name="ro1">
          <table:table-cell office:value-type="float" office:value="0.87094" calcext:value-type="float">
            <text:p>0.87094</text:p>
          </table:table-cell>
          <table:table-cell office:value-type="float" office:value="0.02389" calcext:value-type="float">
            <text:p>0.02389</text:p>
          </table:table-cell>
          <table:table-cell office:value-type="float" office:value="0.86497" calcext:value-type="float">
            <text:p>0.86497</text:p>
          </table:table-cell>
          <table:table-cell office:value-type="float" office:value="0.02507" calcext:value-type="float">
            <text:p>0.02507</text:p>
          </table:table-cell>
        </table:table-row>
        <table:table-row table:style-name="ro1">
          <table:table-cell office:value-type="float" office:value="0.85139" calcext:value-type="float">
            <text:p>0.85139</text:p>
          </table:table-cell>
          <table:table-cell office:value-type="float" office:value="0.02745" calcext:value-type="float">
            <text:p>0.02745</text:p>
          </table:table-cell>
          <table:table-cell office:value-type="float" office:value="0.84306" calcext:value-type="float">
            <text:p>0.84306</text:p>
          </table:table-cell>
          <table:table-cell office:value-type="float" office:value="0.02896" calcext:value-type="float">
            <text:p>0.02896</text:p>
          </table:table-cell>
        </table:table-row>
        <table:table-row table:style-name="ro1">
          <table:table-cell office:value-type="float" office:value="0.83172" calcext:value-type="float">
            <text:p>0.83172</text:p>
          </table:table-cell>
          <table:table-cell office:value-type="float" office:value="0.031" calcext:value-type="float">
            <text:p>0.031</text:p>
          </table:table-cell>
          <table:table-cell office:value-type="float" office:value="0.82077" calcext:value-type="float">
            <text:p>0.82077</text:p>
          </table:table-cell>
          <table:table-cell office:value-type="float" office:value="0.03284" calcext:value-type="float">
            <text:p>0.03284</text:p>
          </table:table-cell>
        </table:table-row>
        <table:table-row table:style-name="ro1">
          <table:table-cell office:value-type="float" office:value="0.81197" calcext:value-type="float">
            <text:p>0.81197</text:p>
          </table:table-cell>
          <table:table-cell office:value-type="float" office:value="0.03454" calcext:value-type="float">
            <text:p>0.03454</text:p>
          </table:table-cell>
          <table:table-cell office:value-type="float" office:value="0.79825" calcext:value-type="float">
            <text:p>0.79825</text:p>
          </table:table-cell>
          <table:table-cell office:value-type="float" office:value="0.0367" calcext:value-type="float">
            <text:p>0.0367</text:p>
          </table:table-cell>
        </table:table-row>
        <table:table-row table:style-name="ro1">
          <table:table-cell office:value-type="float" office:value="0.79217" calcext:value-type="float">
            <text:p>0.79217</text:p>
          </table:table-cell>
          <table:table-cell office:value-type="float" office:value="0.03807" calcext:value-type="float">
            <text:p>0.03807</text:p>
          </table:table-cell>
          <table:table-cell office:value-type="float" office:value="0.77559" calcext:value-type="float">
            <text:p>0.77559</text:p>
          </table:table-cell>
          <table:table-cell office:value-type="float" office:value="0.0405" calcext:value-type="float">
            <text:p>0.0405</text:p>
          </table:table-cell>
        </table:table-row>
        <table:table-row table:style-name="ro1">
          <table:table-cell office:value-type="float" office:value="0.77237" calcext:value-type="float">
            <text:p>0.77237</text:p>
          </table:table-cell>
          <table:table-cell office:value-type="float" office:value="0.04156" calcext:value-type="float">
            <text:p>0.04156</text:p>
          </table:table-cell>
          <table:table-cell office:value-type="float" office:value="0.75281" calcext:value-type="float">
            <text:p>0.75281</text:p>
          </table:table-cell>
          <table:table-cell office:value-type="float" office:value="0.04423" calcext:value-type="float">
            <text:p>0.04423</text:p>
          </table:table-cell>
        </table:table-row>
        <table:table-row table:style-name="ro1">
          <table:table-cell office:value-type="float" office:value="0.75256" calcext:value-type="float">
            <text:p>0.75256</text:p>
          </table:table-cell>
          <table:table-cell office:value-type="float" office:value="0.04501" calcext:value-type="float">
            <text:p>0.04501</text:p>
          </table:table-cell>
          <table:table-cell office:value-type="float" office:value="0.72994" calcext:value-type="float">
            <text:p>0.72994</text:p>
          </table:table-cell>
          <table:table-cell office:value-type="float" office:value="0.0479" calcext:value-type="float">
            <text:p>0.0479</text:p>
          </table:table-cell>
        </table:table-row>
        <table:table-row table:style-name="ro1">
          <table:table-cell office:value-type="float" office:value="0.73277" calcext:value-type="float">
            <text:p>0.73277</text:p>
          </table:table-cell>
          <table:table-cell office:value-type="float" office:value="0.04842" calcext:value-type="float">
            <text:p>0.04842</text:p>
          </table:table-cell>
          <table:table-cell office:value-type="float" office:value="0.70697" calcext:value-type="float">
            <text:p>0.70697</text:p>
          </table:table-cell>
          <table:table-cell office:value-type="float" office:value="0.0515" calcext:value-type="float">
            <text:p>0.0515</text:p>
          </table:table-cell>
        </table:table-row>
        <table:table-row table:style-name="ro1">
          <table:table-cell office:value-type="float" office:value="0.71299" calcext:value-type="float">
            <text:p>0.71299</text:p>
          </table:table-cell>
          <table:table-cell office:value-type="float" office:value="0.05178" calcext:value-type="float">
            <text:p>0.05178</text:p>
          </table:table-cell>
          <table:table-cell office:value-type="float" office:value="0.6839" calcext:value-type="float">
            <text:p>0.6839</text:p>
          </table:table-cell>
          <table:table-cell office:value-type="float" office:value="0.05503" calcext:value-type="float">
            <text:p>0.05503</text:p>
          </table:table-cell>
        </table:table-row>
        <table:table-row table:style-name="ro1">
          <table:table-cell office:value-type="float" office:value="0.6932" calcext:value-type="float">
            <text:p>0.6932</text:p>
          </table:table-cell>
          <table:table-cell office:value-type="float" office:value="0.05509" calcext:value-type="float">
            <text:p>0.05509</text:p>
          </table:table-cell>
          <table:table-cell office:value-type="float" office:value="0.66071" calcext:value-type="float">
            <text:p>0.66071</text:p>
          </table:table-cell>
          <table:table-cell office:value-type="float" office:value="0.05851" calcext:value-type="float">
            <text:p>0.05851</text:p>
          </table:table-cell>
        </table:table-row>
        <table:table-row table:style-name="ro1">
          <table:table-cell office:value-type="float" office:value="0.67341" calcext:value-type="float">
            <text:p>0.67341</text:p>
          </table:table-cell>
          <table:table-cell office:value-type="float" office:value="0.05834" calcext:value-type="float">
            <text:p>0.05834</text:p>
          </table:table-cell>
          <table:table-cell office:value-type="float" office:value="0.6374" calcext:value-type="float">
            <text:p>0.6374</text:p>
          </table:table-cell>
          <table:table-cell office:value-type="float" office:value="0.06194" calcext:value-type="float">
            <text:p>0.06194</text:p>
          </table:table-cell>
        </table:table-row>
        <table:table-row table:style-name="ro1">
          <table:table-cell office:value-type="float" office:value="0.6536" calcext:value-type="float">
            <text:p>0.6536</text:p>
          </table:table-cell>
          <table:table-cell office:value-type="float" office:value="0.06154" calcext:value-type="float">
            <text:p>0.06154</text:p>
          </table:table-cell>
          <table:table-cell office:value-type="float" office:value="0.61397" calcext:value-type="float">
            <text:p>0.61397</text:p>
          </table:table-cell>
          <table:table-cell office:value-type="float" office:value="0.06533" calcext:value-type="float">
            <text:p>0.06533</text:p>
          </table:table-cell>
        </table:table-row>
        <table:table-row table:style-name="ro1">
          <table:table-cell office:value-type="float" office:value="0.63378" calcext:value-type="float">
            <text:p>0.63378</text:p>
          </table:table-cell>
          <table:table-cell office:value-type="float" office:value="0.06471" calcext:value-type="float">
            <text:p>0.06471</text:p>
          </table:table-cell>
          <table:table-cell office:value-type="float" office:value="0.59047" calcext:value-type="float">
            <text:p>0.59047</text:p>
          </table:table-cell>
          <table:table-cell office:value-type="float" office:value="0.06871" calcext:value-type="float">
            <text:p>0.06871</text:p>
          </table:table-cell>
        </table:table-row>
        <table:table-row table:style-name="ro1">
          <table:table-cell office:value-type="float" office:value="0.61395" calcext:value-type="float">
            <text:p>0.61395</text:p>
          </table:table-cell>
          <table:table-cell office:value-type="float" office:value="0.06782" calcext:value-type="float">
            <text:p>0.06782</text:p>
          </table:table-cell>
          <table:table-cell office:value-type="float" office:value="0.56696" calcext:value-type="float">
            <text:p>0.56696</text:p>
          </table:table-cell>
          <table:table-cell office:value-type="float" office:value="0.07205" calcext:value-type="float">
            <text:p>0.07205</text:p>
          </table:table-cell>
        </table:table-row>
        <table:table-row table:style-name="ro1">
          <table:table-cell office:value-type="float" office:value="0.59408" calcext:value-type="float">
            <text:p>0.59408</text:p>
          </table:table-cell>
          <table:table-cell office:value-type="float" office:value="0.07089" calcext:value-type="float">
            <text:p>0.07089</text:p>
          </table:table-cell>
          <table:table-cell office:value-type="float" office:value="0.54349" calcext:value-type="float">
            <text:p>0.54349</text:p>
          </table:table-cell>
          <table:table-cell office:value-type="float" office:value="0.07536" calcext:value-type="float">
            <text:p>0.07536</text:p>
          </table:table-cell>
        </table:table-row>
        <table:table-row table:style-name="ro1">
          <table:table-cell office:value-type="float" office:value="0.57421" calcext:value-type="float">
            <text:p>0.57421</text:p>
          </table:table-cell>
          <table:table-cell office:value-type="float" office:value="0.07394" calcext:value-type="float">
            <text:p>0.07394</text:p>
          </table:table-cell>
          <table:table-cell office:value-type="float" office:value="0.52015" calcext:value-type="float">
            <text:p>0.52015</text:p>
          </table:table-cell>
          <table:table-cell office:value-type="float" office:value="0.07863" calcext:value-type="float">
            <text:p>0.07863</text:p>
          </table:table-cell>
        </table:table-row>
        <table:table-row table:style-name="ro1">
          <table:table-cell office:value-type="float" office:value="0.55436" calcext:value-type="float">
            <text:p>0.55436</text:p>
          </table:table-cell>
          <table:table-cell office:value-type="float" office:value="0.07693" calcext:value-type="float">
            <text:p>0.07693</text:p>
          </table:table-cell>
          <table:table-cell office:value-type="float" office:value="0.49702" calcext:value-type="float">
            <text:p>0.49702</text:p>
          </table:table-cell>
          <table:table-cell office:value-type="float" office:value="0.08182" calcext:value-type="float">
            <text:p>0.08182</text:p>
          </table:table-cell>
        </table:table-row>
        <table:table-row table:style-name="ro1">
          <table:table-cell office:value-type="float" office:value="0.53452" calcext:value-type="float">
            <text:p>0.53452</text:p>
          </table:table-cell>
          <table:table-cell office:value-type="float" office:value="0.07989" calcext:value-type="float">
            <text:p>0.07989</text:p>
          </table:table-cell>
          <table:table-cell office:value-type="float" office:value="0.47412" calcext:value-type="float">
            <text:p>0.47412</text:p>
          </table:table-cell>
          <table:table-cell office:value-type="float" office:value="0.08491" calcext:value-type="float">
            <text:p>0.08491</text:p>
          </table:table-cell>
        </table:table-row>
        <table:table-row table:style-name="ro1">
          <table:table-cell office:value-type="float" office:value="0.51473" calcext:value-type="float">
            <text:p>0.51473</text:p>
          </table:table-cell>
          <table:table-cell office:value-type="float" office:value="0.08279" calcext:value-type="float">
            <text:p>0.08279</text:p>
          </table:table-cell>
          <table:table-cell office:value-type="float" office:value="0.45151" calcext:value-type="float">
            <text:p>0.45151</text:p>
          </table:table-cell>
          <table:table-cell office:value-type="float" office:value="0.08789" calcext:value-type="float">
            <text:p>0.08789</text:p>
          </table:table-cell>
        </table:table-row>
        <table:table-row table:style-name="ro1">
          <table:table-cell office:value-type="float" office:value="0.49496" calcext:value-type="float">
            <text:p>0.49496</text:p>
          </table:table-cell>
          <table:table-cell office:value-type="float" office:value="0.08563" calcext:value-type="float">
            <text:p>0.08563</text:p>
          </table:table-cell>
          <table:table-cell office:value-type="float" office:value="0.42926" calcext:value-type="float">
            <text:p>0.42926</text:p>
          </table:table-cell>
          <table:table-cell office:value-type="float" office:value="0.09075" calcext:value-type="float">
            <text:p>0.09075</text:p>
          </table:table-cell>
        </table:table-row>
        <table:table-row table:style-name="ro1">
          <table:table-cell office:value-type="float" office:value="0.47524" calcext:value-type="float">
            <text:p>0.47524</text:p>
          </table:table-cell>
          <table:table-cell office:value-type="float" office:value="0.08841" calcext:value-type="float">
            <text:p>0.08841</text:p>
          </table:table-cell>
          <table:table-cell office:value-type="float" office:value="0.40743" calcext:value-type="float">
            <text:p>0.40743</text:p>
          </table:table-cell>
          <table:table-cell office:value-type="float" office:value="0.09344" calcext:value-type="float">
            <text:p>0.09344</text:p>
          </table:table-cell>
        </table:table-row>
        <table:table-row table:style-name="ro1">
          <table:table-cell office:value-type="float" office:value="0.45558" calcext:value-type="float">
            <text:p>0.45558</text:p>
          </table:table-cell>
          <table:table-cell office:value-type="float" office:value="0.09112" calcext:value-type="float">
            <text:p>0.09112</text:p>
          </table:table-cell>
          <table:table-cell office:value-type="float" office:value="0.38611" calcext:value-type="float">
            <text:p>0.38611</text:p>
          </table:table-cell>
          <table:table-cell office:value-type="float" office:value="0.09595" calcext:value-type="float">
            <text:p>0.09595</text:p>
          </table:table-cell>
        </table:table-row>
        <table:table-row table:style-name="ro1">
          <table:table-cell office:value-type="float" office:value="0.43599" calcext:value-type="float">
            <text:p>0.43599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3653" calcext:value-type="float">
            <text:p>0.3653</text:p>
          </table:table-cell>
          <table:table-cell office:value-type="float" office:value="0.09824" calcext:value-type="float">
            <text:p>0.09824</text:p>
          </table:table-cell>
        </table:table-row>
        <table:table-row table:style-name="ro1">
          <table:table-cell office:value-type="float" office:value="0.41648" calcext:value-type="float">
            <text:p>0.41648</text:p>
          </table:table-cell>
          <table:table-cell office:value-type="float" office:value="0.09629" calcext:value-type="float">
            <text:p>0.09629</text:p>
          </table:table-cell>
          <table:table-cell office:value-type="float" office:value="0.34509" calcext:value-type="float">
            <text:p>0.34509</text:p>
          </table:table-cell>
          <table:table-cell office:value-type="float" office:value="0.1003" calcext:value-type="float">
            <text:p>0.1003</text:p>
          </table:table-cell>
        </table:table-row>
        <table:table-row table:style-name="ro1">
          <table:table-cell office:value-type="float" office:value="0.39709" calcext:value-type="float">
            <text:p>0.39709</text:p>
          </table:table-cell>
          <table:table-cell office:value-type="float" office:value="0.09873" calcext:value-type="float">
            <text:p>0.09873</text:p>
          </table:table-cell>
          <table:table-cell office:value-type="float" office:value="0.32553" calcext:value-type="float">
            <text:p>0.32553</text:p>
          </table:table-cell>
          <table:table-cell office:value-type="float" office:value="0.10209" calcext:value-type="float">
            <text:p>0.10209</text:p>
          </table:table-cell>
        </table:table-row>
        <table:table-row table:style-name="ro1">
          <table:table-cell office:value-type="float" office:value="0.37785" calcext:value-type="float">
            <text:p>0.37785</text:p>
          </table:table-cell>
          <table:table-cell office:value-type="float" office:value="0.10105" calcext:value-type="float">
            <text:p>0.10105</text:p>
          </table:table-cell>
          <table:table-cell office:value-type="float" office:value="0.30661" calcext:value-type="float">
            <text:p>0.30661</text:p>
          </table:table-cell>
          <table:table-cell office:value-type="float" office:value="0.10359" calcext:value-type="float">
            <text:p>0.10359</text:p>
          </table:table-cell>
        </table:table-row>
        <table:table-row table:style-name="ro1">
          <table:table-cell office:value-type="float" office:value="0.35877" calcext:value-type="float">
            <text:p>0.35877</text:p>
          </table:table-cell>
          <table:table-cell office:value-type="float" office:value="0.10323" calcext:value-type="float">
            <text:p>0.10323</text:p>
          </table:table-cell>
          <table:table-cell office:value-type="float" office:value="0.28839" calcext:value-type="float">
            <text:p>0.28839</text:p>
          </table:table-cell>
          <table:table-cell office:value-type="float" office:value="0.10481" calcext:value-type="float">
            <text:p>0.10481</text:p>
          </table:table-cell>
        </table:table-row>
        <table:table-row table:style-name="ro1">
          <table:table-cell office:value-type="float" office:value="0.33989" calcext:value-type="float">
            <text:p>0.33989</text:p>
          </table:table-cell>
          <table:table-cell office:value-type="float" office:value="0.10526" calcext:value-type="float">
            <text:p>0.10526</text:p>
          </table:table-cell>
          <table:table-cell office:value-type="float" office:value="0.27088" calcext:value-type="float">
            <text:p>0.27088</text:p>
          </table:table-cell>
          <table:table-cell office:value-type="float" office:value="0.10571" calcext:value-type="float">
            <text:p>0.10571</text:p>
          </table:table-cell>
        </table:table-row>
        <table:table-row table:style-name="ro1">
          <table:table-cell office:value-type="float" office:value="0.32128" calcext:value-type="float">
            <text:p>0.32128</text:p>
          </table:table-cell>
          <table:table-cell office:value-type="float" office:value="0.10712" calcext:value-type="float">
            <text:p>0.10712</text:p>
          </table:table-cell>
          <table:table-cell office:value-type="float" office:value="0.2541" calcext:value-type="float">
            <text:p>0.2541</text:p>
          </table:table-cell>
          <table:table-cell office:value-type="float" office:value="0.10631" calcext:value-type="float">
            <text:p>0.10631</text:p>
          </table:table-cell>
        </table:table-row>
        <table:table-row table:style-name="ro1">
          <table:table-cell office:value-type="float" office:value="0.30297" calcext:value-type="float">
            <text:p>0.30297</text:p>
          </table:table-cell>
          <table:table-cell office:value-type="float" office:value="0.10877" calcext:value-type="float">
            <text:p>0.10877</text:p>
          </table:table-cell>
          <table:table-cell office:value-type="float" office:value="0.23807" calcext:value-type="float">
            <text:p>0.23807</text:p>
          </table:table-cell>
          <table:table-cell office:value-type="float" office:value="0.10661" calcext:value-type="float">
            <text:p>0.10661</text:p>
          </table:table-cell>
        </table:table-row>
        <table:table-row table:style-name="ro1">
          <table:table-cell office:value-type="float" office:value="0.28503" calcext:value-type="float">
            <text:p>0.28503</text:p>
          </table:table-cell>
          <table:table-cell office:value-type="float" office:value="0.11018" calcext:value-type="float">
            <text:p>0.11018</text:p>
          </table:table-cell>
          <table:table-cell office:value-type="float" office:value="0.2228" calcext:value-type="float">
            <text:p>0.2228</text:p>
          </table:table-cell>
          <table:table-cell office:value-type="float" office:value="0.10658" calcext:value-type="float">
            <text:p>0.10658</text:p>
          </table:table-cell>
        </table:table-row>
        <table:table-row table:style-name="ro1">
          <table:table-cell office:value-type="float" office:value="0.2675" calcext:value-type="float">
            <text:p>0.2675</text:p>
          </table:table-cell>
          <table:table-cell office:value-type="float" office:value="0.11132" calcext:value-type="float">
            <text:p>0.11132</text:p>
          </table:table-cell>
          <table:table-cell office:value-type="float" office:value="0.20825" calcext:value-type="float">
            <text:p>0.20825</text:p>
          </table:table-cell>
          <table:table-cell office:value-type="float" office:value="0.10624" calcext:value-type="float">
            <text:p>0.10624</text:p>
          </table:table-cell>
        </table:table-row>
        <table:table-row table:style-name="ro1">
          <table:table-cell office:value-type="float" office:value="0.25041" calcext:value-type="float">
            <text:p>0.25041</text:p>
          </table:table-cell>
          <table:table-cell office:value-type="float" office:value="0.11216" calcext:value-type="float">
            <text:p>0.11216</text:p>
          </table:table-cell>
          <table:table-cell office:value-type="float" office:value="0.19443" calcext:value-type="float">
            <text:p>0.19443</text:p>
          </table:table-cell>
          <table:table-cell office:value-type="float" office:value="0.10559" calcext:value-type="float">
            <text:p>0.10559</text:p>
          </table:table-cell>
        </table:table-row>
        <table:table-row table:style-name="ro1">
          <table:table-cell office:value-type="float" office:value="0.23383" calcext:value-type="float">
            <text:p>0.23383</text:p>
          </table:table-cell>
          <table:table-cell office:value-type="float" office:value="0.11266" calcext:value-type="float">
            <text:p>0.11266</text:p>
          </table:table-cell>
          <table:table-cell office:value-type="float" office:value="0.18129" calcext:value-type="float">
            <text:p>0.18129</text:p>
          </table:table-cell>
          <table:table-cell office:value-type="float" office:value="0.10464" calcext:value-type="float">
            <text:p>0.10464</text:p>
          </table:table-cell>
        </table:table-row>
        <table:table-row table:style-name="ro1">
          <table:table-cell office:value-type="float" office:value="0.21778" calcext:value-type="float">
            <text:p>0.21778</text:p>
          </table:table-cell>
          <table:table-cell office:value-type="float" office:value="0.1128" calcext:value-type="float">
            <text:p>0.1128</text:p>
          </table:table-cell>
          <table:table-cell office:value-type="float" office:value="0.16881" calcext:value-type="float">
            <text:p>0.16881</text:p>
          </table:table-cell>
          <table:table-cell office:value-type="float" office:value="0.10341" calcext:value-type="float">
            <text:p>0.10341</text:p>
          </table:table-cell>
        </table:table-row>
        <table:table-row table:style-name="ro1">
          <table:table-cell office:value-type="float" office:value="0.20228" calcext:value-type="float">
            <text:p>0.20228</text:p>
          </table:table-cell>
          <table:table-cell office:value-type="float" office:value="0.11254" calcext:value-type="float">
            <text:p>0.11254</text:p>
          </table:table-cell>
          <table:table-cell office:value-type="float" office:value="0.15698" calcext:value-type="float">
            <text:p>0.15698</text:p>
          </table:table-cell>
          <table:table-cell office:value-type="float" office:value="0.10193" calcext:value-type="float">
            <text:p>0.10193</text:p>
          </table:table-cell>
        </table:table-row>
        <table:table-row table:style-name="ro1">
          <table:table-cell office:value-type="float" office:value="0.18734" calcext:value-type="float">
            <text:p>0.18734</text:p>
          </table:table-cell>
          <table:table-cell office:value-type="float" office:value="0.11185" calcext:value-type="float">
            <text:p>0.11185</text:p>
          </table:table-cell>
          <table:table-cell office:value-type="float" office:value="0.14577" calcext:value-type="float">
            <text:p>0.14577</text:p>
          </table:table-cell>
          <table:table-cell office:value-type="float" office:value="0.10019" calcext:value-type="float">
            <text:p>0.10019</text:p>
          </table:table-cell>
        </table:table-row>
        <table:table-row table:style-name="ro1">
          <table:table-cell office:value-type="float" office:value="0.17298" calcext:value-type="float">
            <text:p>0.17298</text:p>
          </table:table-cell>
          <table:table-cell office:value-type="float" office:value="0.11073" calcext:value-type="float">
            <text:p>0.11073</text:p>
          </table:table-cell>
          <table:table-cell office:value-type="float" office:value="0.13517" calcext:value-type="float">
            <text:p>0.13517</text:p>
          </table:table-cell>
          <table:table-cell office:value-type="float" office:value="0.09826" calcext:value-type="float">
            <text:p>0.09826</text:p>
          </table:table-cell>
        </table:table-row>
        <table:table-row table:style-name="ro1">
          <table:table-cell office:value-type="float" office:value="0.15917" calcext:value-type="float">
            <text:p>0.15917</text:p>
          </table:table-cell>
          <table:table-cell office:value-type="float" office:value="0.10916" calcext:value-type="float">
            <text:p>0.10916</text:p>
          </table:table-cell>
          <table:table-cell office:value-type="float" office:value="0.12516" calcext:value-type="float">
            <text:p>0.12516</text:p>
          </table:table-cell>
          <table:table-cell office:value-type="float" office:value="0.09613" calcext:value-type="float">
            <text:p>0.09613</text:p>
          </table:table-cell>
        </table:table-row>
        <table:table-row table:style-name="ro1">
          <table:table-cell office:value-type="float" office:value="0.14594" calcext:value-type="float">
            <text:p>0.14594</text:p>
          </table:table-cell>
          <table:table-cell office:value-type="float" office:value="0.10712" calcext:value-type="float">
            <text:p>0.10712</text:p>
          </table:table-cell>
          <table:table-cell office:value-type="float" office:value="0.11572" calcext:value-type="float">
            <text:p>0.11572</text:p>
          </table:table-cell>
          <table:table-cell office:value-type="float" office:value="0.09383" calcext:value-type="float">
            <text:p>0.09383</text:p>
          </table:table-cell>
        </table:table-row>
        <table:table-row table:style-name="ro1">
          <table:table-cell office:value-type="float" office:value="0.13327" calcext:value-type="float">
            <text:p>0.13327</text:p>
          </table:table-cell>
          <table:table-cell office:value-type="float" office:value="0.10464" calcext:value-type="float">
            <text:p>0.10464</text:p>
          </table:table-cell>
          <table:table-cell office:value-type="float" office:value="0.10683" calcext:value-type="float">
            <text:p>0.10683</text:p>
          </table:table-cell>
          <table:table-cell office:value-type="float" office:value="0.0914" calcext:value-type="float">
            <text:p>0.0914</text:p>
          </table:table-cell>
        </table:table-row>
        <table:table-row table:style-name="ro1">
          <table:table-cell office:value-type="float" office:value="0.12118" calcext:value-type="float">
            <text:p>0.12118</text:p>
          </table:table-cell>
          <table:table-cell office:value-type="float" office:value="0.10176" calcext:value-type="float">
            <text:p>0.10176</text:p>
          </table:table-cell>
          <table:table-cell office:value-type="float" office:value="0.09847" calcext:value-type="float">
            <text:p>0.09847</text:p>
          </table:table-cell>
          <table:table-cell office:value-type="float" office:value="0.08886" calcext:value-type="float">
            <text:p>0.08886</text:p>
          </table:table-cell>
        </table:table-row>
        <table:table-row table:style-name="ro1">
          <table:table-cell office:value-type="float" office:value="0.10971" calcext:value-type="float">
            <text:p>0.10971</text:p>
          </table:table-cell>
          <table:table-cell office:value-type="float" office:value="0.09855" calcext:value-type="float">
            <text:p>0.09855</text:p>
          </table:table-cell>
          <table:table-cell office:value-type="float" office:value="0.09062" calcext:value-type="float">
            <text:p>0.09062</text:p>
          </table:table-cell>
          <table:table-cell office:value-type="float" office:value="0.08623" calcext:value-type="float">
            <text:p>0.08623</text:p>
          </table:table-cell>
        </table:table-row>
        <table:table-row table:style-name="ro1">
          <table:table-cell office:value-type="float" office:value="0.0989" calcext:value-type="float">
            <text:p>0.0989</text:p>
          </table:table-cell>
          <table:table-cell office:value-type="float" office:value="0.09505" calcext:value-type="float">
            <text:p>0.09505</text:p>
          </table:table-cell>
          <table:table-cell office:value-type="float" office:value="0.08325" calcext:value-type="float">
            <text:p>0.08325</text:p>
          </table:table-cell>
          <table:table-cell office:value-type="float" office:value="0.08352" calcext:value-type="float">
            <text:p>0.08352</text:p>
          </table:table-cell>
        </table:table-row>
        <table:table-row table:style-name="ro1">
          <table:table-cell office:value-type="float" office:value="0.08877" calcext:value-type="float">
            <text:p>0.08877</text:p>
          </table:table-cell>
          <table:table-cell office:value-type="float" office:value="0.09135" calcext:value-type="float">
            <text:p>0.09135</text:p>
          </table:table-cell>
          <table:table-cell office:value-type="float" office:value="0.07635" calcext:value-type="float">
            <text:p>0.07635</text:p>
          </table:table-cell>
          <table:table-cell office:value-type="float" office:value="0.08075" calcext:value-type="float">
            <text:p>0.08075</text:p>
          </table:table-cell>
        </table:table-row>
        <table:table-row table:style-name="ro1">
          <table:table-cell office:value-type="float" office:value="0.07936" calcext:value-type="float">
            <text:p>0.07936</text:p>
          </table:table-cell>
          <table:table-cell office:value-type="float" office:value="0.08751" calcext:value-type="float">
            <text:p>0.08751</text:p>
          </table:table-cell>
          <table:table-cell office:value-type="float" office:value="0.06989" calcext:value-type="float">
            <text:p>0.06989</text:p>
          </table:table-cell>
          <table:table-cell office:value-type="float" office:value="0.07793" calcext:value-type="float">
            <text:p>0.07793</text:p>
          </table:table-cell>
        </table:table-row>
        <table:table-row table:style-name="ro1">
          <table:table-cell office:value-type="float" office:value="0.07069" calcext:value-type="float">
            <text:p>0.07069</text:p>
          </table:table-cell>
          <table:table-cell office:value-type="float" office:value="0.08357" calcext:value-type="float">
            <text:p>0.08357</text:p>
          </table:table-cell>
          <table:table-cell office:value-type="float" office:value="0.06384" calcext:value-type="float">
            <text:p>0.06384</text:p>
          </table:table-cell>
          <table:table-cell office:value-type="float" office:value="0.07507" calcext:value-type="float">
            <text:p>0.07507</text:p>
          </table:table-cell>
        </table:table-row>
        <table:table-row table:style-name="ro1">
          <table:table-cell office:value-type="float" office:value="0.06273" calcext:value-type="float">
            <text:p>0.06273</text:p>
          </table:table-cell>
          <table:table-cell office:value-type="float" office:value="0.07959" calcext:value-type="float">
            <text:p>0.07959</text:p>
          </table:table-cell>
          <table:table-cell office:value-type="float" office:value="0.05818" calcext:value-type="float">
            <text:p>0.05818</text:p>
          </table:table-cell>
          <table:table-cell office:value-type="float" office:value="0.0722" calcext:value-type="float">
            <text:p>0.0722</text:p>
          </table:table-cell>
        </table:table-row>
        <table:table-row table:style-name="ro1">
          <table:table-cell office:value-type="float" office:value="0.05547" calcext:value-type="float">
            <text:p>0.05547</text:p>
          </table:table-cell>
          <table:table-cell office:value-type="float" office:value="0.07562" calcext:value-type="float">
            <text:p>0.07562</text:p>
          </table:table-cell>
          <table:table-cell office:value-type="float" office:value="0.05289" calcext:value-type="float">
            <text:p>0.05289</text:p>
          </table:table-cell>
          <table:table-cell office:value-type="float" office:value="0.06929" calcext:value-type="float">
            <text:p>0.06929</text:p>
          </table:table-cell>
        </table:table-row>
        <table:table-row table:style-name="ro1">
          <table:table-cell office:value-type="float" office:value="0.04888" calcext:value-type="float">
            <text:p>0.04888</text:p>
          </table:table-cell>
          <table:table-cell office:value-type="float" office:value="0.07167" calcext:value-type="float">
            <text:p>0.07167</text:p>
          </table:table-cell>
          <table:table-cell office:value-type="float" office:value="0.04794" calcext:value-type="float">
            <text:p>0.04794</text:p>
          </table:table-cell>
          <table:table-cell office:value-type="float" office:value="0.06638" calcext:value-type="float">
            <text:p>0.06638</text:p>
          </table:table-cell>
        </table:table-row>
        <table:table-row table:style-name="ro1">
          <table:table-cell office:value-type="float" office:value="0.04291" calcext:value-type="float">
            <text:p>0.04291</text:p>
          </table:table-cell>
          <table:table-cell office:value-type="float" office:value="0.06776" calcext:value-type="float">
            <text:p>0.06776</text:p>
          </table:table-cell>
          <table:table-cell office:value-type="float" office:value="0.04332" calcext:value-type="float">
            <text:p>0.04332</text:p>
          </table:table-cell>
          <table:table-cell office:value-type="float" office:value="0.06345" calcext:value-type="float">
            <text:p>0.06345</text:p>
          </table:table-cell>
        </table:table-row>
        <table:table-row table:style-name="ro1">
          <table:table-cell office:value-type="float" office:value="0.03752" calcext:value-type="float">
            <text:p>0.03752</text:p>
          </table:table-cell>
          <table:table-cell office:value-type="float" office:value="0.06391" calcext:value-type="float">
            <text:p>0.06391</text:p>
          </table:table-cell>
          <table:table-cell office:value-type="float" office:value="0.039" calcext:value-type="float">
            <text:p>0.039</text:p>
          </table:table-cell>
          <table:table-cell office:value-type="float" office:value="0.06052" calcext:value-type="float">
            <text:p>0.06052</text:p>
          </table:table-cell>
        </table:table-row>
        <table:table-row table:style-name="ro1">
          <table:table-cell office:value-type="float" office:value="0.03266" calcext:value-type="float">
            <text:p>0.03266</text:p>
          </table:table-cell>
          <table:table-cell office:value-type="float" office:value="0.06012" calcext:value-type="float">
            <text:p>0.06012</text:p>
          </table:table-cell>
          <table:table-cell office:value-type="float" office:value="0.03498" calcext:value-type="float">
            <text:p>0.03498</text:p>
          </table:table-cell>
          <table:table-cell office:value-type="float" office:value="0.05758" calcext:value-type="float">
            <text:p>0.05758</text:p>
          </table:table-cell>
        </table:table-row>
        <table:table-row table:style-name="ro1">
          <table:table-cell office:value-type="float" office:value="0.0283" calcext:value-type="float">
            <text:p>0.0283</text:p>
          </table:table-cell>
          <table:table-cell office:value-type="float" office:value="0.05639" calcext:value-type="float">
            <text:p>0.05639</text:p>
          </table:table-cell>
          <table:table-cell office:value-type="float" office:value="0.03122" calcext:value-type="float">
            <text:p>0.03122</text:p>
          </table:table-cell>
          <table:table-cell office:value-type="float" office:value="0.05464" calcext:value-type="float">
            <text:p>0.05464</text:p>
          </table:table-cell>
        </table:table-row>
        <table:table-row table:style-name="ro1">
          <table:table-cell office:value-type="float" office:value="0.02441" calcext:value-type="float">
            <text:p>0.02441</text:p>
          </table:table-cell>
          <table:table-cell office:value-type="float" office:value="0.05271" calcext:value-type="float">
            <text:p>0.05271</text:p>
          </table:table-cell>
          <table:table-cell office:value-type="float" office:value="0.02773" calcext:value-type="float">
            <text:p>0.02773</text:p>
          </table:table-cell>
          <table:table-cell office:value-type="float" office:value="0.05169" calcext:value-type="float">
            <text:p>0.05169</text:p>
          </table:table-cell>
        </table:table-row>
        <table:table-row table:style-name="ro1">
          <table:table-cell office:value-type="float" office:value="0.02094" calcext:value-type="float">
            <text:p>0.02094</text:p>
          </table:table-cell>
          <table:table-cell office:value-type="float" office:value="0.04908" calcext:value-type="float">
            <text:p>0.04908</text:p>
          </table:table-cell>
          <table:table-cell office:value-type="float" office:value="0.02449" calcext:value-type="float">
            <text:p>0.02449</text:p>
          </table:table-cell>
          <table:table-cell office:value-type="float" office:value="0.04874" calcext:value-type="float">
            <text:p>0.04874</text:p>
          </table:table-cell>
        </table:table-row>
        <table:table-row table:style-name="ro1">
          <table:table-cell office:value-type="float" office:value="0.01786" calcext:value-type="float">
            <text:p>0.01786</text:p>
          </table:table-cell>
          <table:table-cell office:value-type="float" office:value="0.04551" calcext:value-type="float">
            <text:p>0.04551</text:p>
          </table:table-cell>
          <table:table-cell office:value-type="float" office:value="0.02148" calcext:value-type="float">
            <text:p>0.02148</text:p>
          </table:table-cell>
          <table:table-cell office:value-type="float" office:value="0.0458" calcext:value-type="float">
            <text:p>0.0458</text:p>
          </table:table-cell>
        </table:table-row>
        <table:table-row table:style-name="ro1">
          <table:table-cell office:value-type="float" office:value="0.01513" calcext:value-type="float">
            <text:p>0.01513</text:p>
          </table:table-cell>
          <table:table-cell office:value-type="float" office:value="0.04201" calcext:value-type="float">
            <text:p>0.04201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4285" calcext:value-type="float">
            <text:p>0.04285</text:p>
          </table:table-cell>
        </table:table-row>
        <table:table-row table:style-name="ro1">
          <table:table-cell office:value-type="float" office:value="0.01273" calcext:value-type="float">
            <text:p>0.01273</text:p>
          </table:table-cell>
          <table:table-cell office:value-type="float" office:value="0.03858" calcext:value-type="float">
            <text:p>0.03858</text:p>
          </table:table-cell>
          <table:table-cell office:value-type="float" office:value="0.01615" calcext:value-type="float">
            <text:p>0.01615</text:p>
          </table:table-cell>
          <table:table-cell office:value-type="float" office:value="0.0399" calcext:value-type="float">
            <text:p>0.0399</text:p>
          </table:table-cell>
        </table:table-row>
        <table:table-row table:style-name="ro1">
          <table:table-cell office:value-type="float" office:value="0.0106" calcext:value-type="float">
            <text:p>0.0106</text:p>
          </table:table-cell>
          <table:table-cell office:value-type="float" office:value="0.03523" calcext:value-type="float">
            <text:p>0.03523</text:p>
          </table:table-cell>
          <table:table-cell office:value-type="float" office:value="0.01381" calcext:value-type="float">
            <text:p>0.01381</text:p>
          </table:table-cell>
          <table:table-cell office:value-type="float" office:value="0.03695" calcext:value-type="float">
            <text:p>0.03695</text:p>
          </table:table-cell>
        </table:table-row>
        <table:table-row table:style-name="ro1">
          <table:table-cell office:value-type="float" office:value="0.00875" calcext:value-type="float">
            <text:p>0.00875</text:p>
          </table:table-cell>
          <table:table-cell office:value-type="float" office:value="0.03197" calcext:value-type="float">
            <text:p>0.03197</text:p>
          </table:table-cell>
          <table:table-cell office:value-type="float" office:value="0.01168" calcext:value-type="float">
            <text:p>0.01168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0.00713" calcext:value-type="float">
            <text:p>0.00713</text:p>
          </table:table-cell>
          <table:table-cell office:value-type="float" office:value="0.02881" calcext:value-type="float">
            <text:p>0.02881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3105" calcext:value-type="float">
            <text:p>0.03105</text:p>
          </table:table-cell>
        </table:table-row>
        <table:table-row table:style-name="ro1">
          <table:table-cell office:value-type="float" office:value="0.00572" calcext:value-type="float">
            <text:p>0.00572</text:p>
          </table:table-cell>
          <table:table-cell office:value-type="float" office:value="0.02573" calcext:value-type="float">
            <text:p>0.02573</text:p>
          </table:table-cell>
          <table:table-cell office:value-type="float" office:value="0.00803" calcext:value-type="float">
            <text:p>0.00803</text:p>
          </table:table-cell>
          <table:table-cell office:value-type="float" office:value="0.0281" calcext:value-type="float">
            <text:p>0.0281</text:p>
          </table:table-cell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2275" calcext:value-type="float">
            <text:p>0.02275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2516" calcext:value-type="float">
            <text:p>0.02516</text:p>
          </table:table-cell>
        </table:table-row>
        <table:table-row table:style-name="ro1">
          <table:table-cell office:value-type="float" office:value="0.00347" calcext:value-type="float">
            <text:p>0.00347</text:p>
          </table:table-cell>
          <table:table-cell office:value-type="float" office:value="0.01986" calcext:value-type="float">
            <text:p>0.01986</text:p>
          </table:table-cell>
          <table:table-cell office:value-type="float" office:value="0.00516" calcext:value-type="float">
            <text:p>0.00516</text:p>
          </table:table-cell>
          <table:table-cell office:value-type="float" office:value="0.02223" calcext:value-type="float">
            <text:p>0.02223</text:p>
          </table:table-cell>
        </table:table-row>
        <table:table-row table:style-name="ro1">
          <table:table-cell office:value-type="float" office:value="0.00259" calcext:value-type="float">
            <text:p>0.00259</text:p>
          </table:table-cell>
          <table:table-cell office:value-type="float" office:value="0.01707" calcext:value-type="float">
            <text:p>0.01707</text:p>
          </table:table-cell>
          <table:table-cell office:value-type="float" office:value="0.00399" calcext:value-type="float">
            <text:p>0.00399</text:p>
          </table:table-cell>
          <table:table-cell office:value-type="float" office:value="0.01933" calcext:value-type="float">
            <text:p>0.01933</text:p>
          </table:table-cell>
        </table:table-row>
        <table:table-row table:style-name="ro1">
          <table:table-cell office:value-type="float" office:value="0.00185" calcext:value-type="float">
            <text:p>0.00185</text:p>
          </table:table-cell>
          <table:table-cell office:value-type="float" office:value="0.01437" calcext:value-type="float">
            <text:p>0.01437</text:p>
          </table:table-cell>
          <table:table-cell office:value-type="float" office:value="0.00299" calcext:value-type="float">
            <text:p>0.00299</text:p>
          </table:table-cell>
          <table:table-cell office:value-type="float" office:value="0.01645" calcext:value-type="float">
            <text:p>0.01645</text:p>
          </table:table-cell>
        </table:table-row>
        <table:table-row table:style-name="ro1">
          <table:table-cell office:value-type="float" office:value="0.00124" calcext:value-type="float">
            <text:p>0.00124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.0136" calcext:value-type="float">
            <text:p>0.0136</text:p>
          </table:table-cell>
        </table:table-row>
        <table:table-row table:style-name="ro1">
          <table:table-cell office:value-type="float" office:value="0.00077" calcext:value-type="float">
            <text:p>0.00077</text:p>
          </table:table-cell>
          <table:table-cell office:value-type="float" office:value="0.00924" calcext:value-type="float">
            <text:p>0.00924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1079" calcext:value-type="float">
            <text:p>0.01079</text:p>
          </table:table-cell>
        </table:table-row>
        <table:table-row table:style-name="ro1">
          <table:table-cell office:value-type="float" office:value="0.00041" calcext:value-type="float">
            <text:p>0.00041</text:p>
          </table:table-cell>
          <table:table-cell office:value-type="float" office:value="0.00681" calcext:value-type="float">
            <text:p>0.00681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803" calcext:value-type="float">
            <text:p>0.00803</text:p>
          </table:table-cell>
        </table:table-row>
        <table:table-row table:style-name="ro1">
          <table:table-cell office:value-type="float" office:value="0.00016" calcext:value-type="float">
            <text:p>0.00016</text:p>
          </table:table-cell>
          <table:table-cell office:value-type="float" office:value="0.00446" calcext:value-type="float">
            <text:p>0.00446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1">
          <table:table-cell office:value-type="float" office:value="0.00005" calcext:value-type="float">
            <text:p>0.00005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263" calcext:value-type="float">
            <text:p>0.0026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3" calcext:value-type="float">
            <text:p>0.00013</text:p>
          </table:table-cell>
          <table:table-cell office:value-type="float" office:value="-0.00217" calcext:value-type="float">
            <text:p>-0.0021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-0.00259" calcext:value-type="float">
            <text:p>-0.00259</text:p>
          </table:table-cell>
        </table:table-row>
        <table:table-row table:style-name="ro1">
          <table:table-cell office:value-type="float" office:value="0.00049" calcext:value-type="float">
            <text:p>0.00049</text:p>
          </table:table-cell>
          <table:table-cell office:value-type="float" office:value="-0.00439" calcext:value-type="float">
            <text:p>-0.00439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-0.0052" calcext:value-type="float">
            <text:p>-0.0052</text:p>
          </table:table-cell>
        </table:table-row>
        <table:table-row table:style-name="ro1">
          <table:table-cell office:value-type="float" office:value="0.00106" calcext:value-type="float">
            <text:p>0.00106</text:p>
          </table:table-cell>
          <table:table-cell office:value-type="float" office:value="-0.00665" calcext:value-type="float">
            <text:p>-0.00665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-0.00783" calcext:value-type="float">
            <text:p>-0.00783</text:p>
          </table:table-cell>
        </table:table-row>
        <table:table-row table:style-name="ro1">
          <table:table-cell office:value-type="float" office:value="0.00183" calcext:value-type="float">
            <text:p>0.00183</text:p>
          </table:table-cell>
          <table:table-cell office:value-type="float" office:value="-0.00893" calcext:value-type="float">
            <text:p>-0.00893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-0.01045" calcext:value-type="float">
            <text:p>-0.01045</text:p>
          </table:table-cell>
        </table:table-row>
        <table:table-row table:style-name="ro1">
          <table:table-cell office:value-type="float" office:value="0.0028" calcext:value-type="float">
            <text:p>0.0028</text:p>
          </table:table-cell>
          <table:table-cell office:value-type="float" office:value="-0.01124" calcext:value-type="float">
            <text:p>-0.01124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-0.01306" calcext:value-type="float">
            <text:p>-0.01306</text:p>
          </table:table-cell>
        </table:table-row>
        <table:table-row table:style-name="ro1">
          <table:table-cell office:value-type="float" office:value="0.00398" calcext:value-type="float">
            <text:p>0.00398</text:p>
          </table:table-cell>
          <table:table-cell office:value-type="float" office:value="-0.01357" calcext:value-type="float">
            <text:p>-0.01357</text:p>
          </table:table-cell>
          <table:table-cell office:value-type="float" office:value="0.0034" calcext:value-type="float">
            <text:p>0.0034</text:p>
          </table:table-cell>
          <table:table-cell office:value-type="float" office:value="-0.01562" calcext:value-type="float">
            <text:p>-0.01562</text:p>
          </table:table-cell>
        </table:table-row>
        <table:table-row table:style-name="ro1">
          <table:table-cell office:value-type="float" office:value="0.00537" calcext:value-type="float">
            <text:p>0.00537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0.00482" calcext:value-type="float">
            <text:p>0.00482</text:p>
          </table:table-cell>
          <table:table-cell office:value-type="float" office:value="-0.01813" calcext:value-type="float">
            <text:p>-0.01813</text:p>
          </table:table-cell>
        </table:table-row>
        <table:table-row table:style-name="ro1">
          <table:table-cell office:value-type="float" office:value="0.00697" calcext:value-type="float">
            <text:p>0.00697</text:p>
          </table:table-cell>
          <table:table-cell office:value-type="float" office:value="-0.01825" calcext:value-type="float">
            <text:p>-0.01825</text:p>
          </table:table-cell>
          <table:table-cell office:value-type="float" office:value="0.00647" calcext:value-type="float">
            <text:p>0.00647</text:p>
          </table:table-cell>
          <table:table-cell office:value-type="float" office:value="-0.02059" calcext:value-type="float">
            <text:p>-0.02059</text:p>
          </table:table-cell>
        </table:table-row>
        <table:table-row table:style-name="ro1">
          <table:table-cell office:value-type="float" office:value="0.00878" calcext:value-type="float">
            <text:p>0.00878</text:p>
          </table:table-cell>
          <table:table-cell office:value-type="float" office:value="-0.0206" calcext:value-type="float">
            <text:p>-0.0206</text:p>
          </table:table-cell>
          <table:table-cell office:value-type="float" office:value="0.00835" calcext:value-type="float">
            <text:p>0.00835</text:p>
          </table:table-cell>
          <table:table-cell office:value-type="float" office:value="-0.02297" calcext:value-type="float">
            <text:p>-0.02297</text:p>
          </table:table-cell>
        </table:table-row>
        <table:table-row table:style-name="ro1">
          <table:table-cell office:value-type="float" office:value="0.01082" calcext:value-type="float">
            <text:p>0.01082</text:p>
          </table:table-cell>
          <table:table-cell office:value-type="float" office:value="-0.02295" calcext:value-type="float">
            <text:p>-0.02295</text:p>
          </table:table-cell>
          <table:table-cell office:value-type="float" office:value="0.01044" calcext:value-type="float">
            <text:p>0.01044</text:p>
          </table:table-cell>
          <table:table-cell office:value-type="float" office:value="-0.02531" calcext:value-type="float">
            <text:p>-0.02531</text:p>
          </table:table-cell>
        </table:table-row>
        <table:table-row table:style-name="ro1">
          <table:table-cell office:value-type="float" office:value="0.0131" calcext:value-type="float">
            <text:p>0.0131</text:p>
          </table:table-cell>
          <table:table-cell office:value-type="float" office:value="-0.0253" calcext:value-type="float">
            <text:p>-0.0253</text:p>
          </table:table-cell>
          <table:table-cell office:value-type="float" office:value="0.01274" calcext:value-type="float">
            <text:p>0.01274</text:p>
          </table:table-cell>
          <table:table-cell office:value-type="float" office:value="-0.02758" calcext:value-type="float">
            <text:p>-0.02758</text:p>
          </table:table-cell>
        </table:table-row>
        <table:table-row table:style-name="ro1">
          <table:table-cell office:value-type="float" office:value="0.01562" calcext:value-type="float">
            <text:p>0.01562</text:p>
          </table:table-cell>
          <table:table-cell office:value-type="float" office:value="-0.02765" calcext:value-type="float">
            <text:p>-0.02765</text:p>
          </table:table-cell>
          <table:table-cell office:value-type="float" office:value="0.01524" calcext:value-type="float">
            <text:p>0.01524</text:p>
          </table:table-cell>
          <table:table-cell office:value-type="float" office:value="-0.0298" calcext:value-type="float">
            <text:p>-0.0298</text:p>
          </table:table-cell>
        </table:table-row>
        <table:table-row table:style-name="ro1">
          <table:table-cell office:value-type="float" office:value="0.01841" calcext:value-type="float">
            <text:p>0.01841</text:p>
          </table:table-cell>
          <table:table-cell office:value-type="float" office:value="-0.02999" calcext:value-type="float">
            <text:p>-0.02999</text:p>
          </table:table-cell>
          <table:table-cell office:value-type="float" office:value="0.01794" calcext:value-type="float">
            <text:p>0.01794</text:p>
          </table:table-cell>
          <table:table-cell office:value-type="float" office:value="-0.03198" calcext:value-type="float">
            <text:p>-0.03198</text:p>
          </table:table-cell>
        </table:table-row>
        <table:table-row table:style-name="ro1">
          <table:table-cell office:value-type="float" office:value="0.02149" calcext:value-type="float">
            <text:p>0.02149</text:p>
          </table:table-cell>
          <table:table-cell office:value-type="float" office:value="-0.03233" calcext:value-type="float">
            <text:p>-0.03233</text:p>
          </table:table-cell>
          <table:table-cell office:value-type="float" office:value="0.02084" calcext:value-type="float">
            <text:p>0.02084</text:p>
          </table:table-cell>
          <table:table-cell office:value-type="float" office:value="-0.03413" calcext:value-type="float">
            <text:p>-0.03413</text:p>
          </table:table-cell>
        </table:table-row>
        <table:table-row table:style-name="ro1">
          <table:table-cell office:value-type="float" office:value="0.02487" calcext:value-type="float">
            <text:p>0.02487</text:p>
          </table:table-cell>
          <table:table-cell office:value-type="float" office:value="-0.03465" calcext:value-type="float">
            <text:p>-0.03465</text:p>
          </table:table-cell>
          <table:table-cell office:value-type="float" office:value="0.02395" calcext:value-type="float">
            <text:p>0.02395</text:p>
          </table:table-cell>
          <table:table-cell office:value-type="float" office:value="-0.03624" calcext:value-type="float">
            <text:p>-0.03624</text:p>
          </table:table-cell>
        </table:table-row>
        <table:table-row table:style-name="ro1">
          <table:table-cell office:value-type="float" office:value="0.02857" calcext:value-type="float">
            <text:p>0.02857</text:p>
          </table:table-cell>
          <table:table-cell office:value-type="float" office:value="-0.03696" calcext:value-type="float">
            <text:p>-0.03696</text:p>
          </table:table-cell>
          <table:table-cell office:value-type="float" office:value="0.02726" calcext:value-type="float">
            <text:p>0.02726</text:p>
          </table:table-cell>
          <table:table-cell office:value-type="float" office:value="-0.03832" calcext:value-type="float">
            <text:p>-0.03832</text:p>
          </table:table-cell>
        </table:table-row>
        <table:table-row table:style-name="ro1">
          <table:table-cell office:value-type="float" office:value="0.03264" calcext:value-type="float">
            <text:p>0.03264</text:p>
          </table:table-cell>
          <table:table-cell office:value-type="float" office:value="-0.03925" calcext:value-type="float">
            <text:p>-0.03925</text:p>
          </table:table-cell>
          <table:table-cell office:value-type="float" office:value="0.03079" calcext:value-type="float">
            <text:p>0.03079</text:p>
          </table:table-cell>
          <table:table-cell office:value-type="float" office:value="-0.04036" calcext:value-type="float">
            <text:p>-0.04036</text:p>
          </table:table-cell>
        </table:table-row>
        <table:table-row table:style-name="ro1">
          <table:table-cell office:value-type="float" office:value="0.0371" calcext:value-type="float">
            <text:p>0.0371</text:p>
          </table:table-cell>
          <table:table-cell office:value-type="float" office:value="-0.04153" calcext:value-type="float">
            <text:p>-0.04153</text:p>
          </table:table-cell>
          <table:table-cell office:value-type="float" office:value="0.03455" calcext:value-type="float">
            <text:p>0.03455</text:p>
          </table:table-cell>
          <table:table-cell office:value-type="float" office:value="-0.0424" calcext:value-type="float">
            <text:p>-0.0424</text:p>
          </table:table-cell>
        </table:table-row>
        <table:table-row table:style-name="ro1">
          <table:table-cell office:value-type="float" office:value="0.04199" calcext:value-type="float">
            <text:p>0.04199</text:p>
          </table:table-cell>
          <table:table-cell office:value-type="float" office:value="-0.04378" calcext:value-type="float">
            <text:p>-0.04378</text:p>
          </table:table-cell>
          <table:table-cell office:value-type="float" office:value="0.03856" calcext:value-type="float">
            <text:p>0.03856</text:p>
          </table:table-cell>
          <table:table-cell office:value-type="float" office:value="-0.04441" calcext:value-type="float">
            <text:p>-0.04441</text:p>
          </table:table-cell>
        </table:table-row>
        <table:table-row table:style-name="ro1">
          <table:table-cell office:value-type="float" office:value="0.04737" calcext:value-type="float">
            <text:p>0.04737</text:p>
          </table:table-cell>
          <table:table-cell office:value-type="float" office:value="-0.04601" calcext:value-type="float">
            <text:p>-0.04601</text:p>
          </table:table-cell>
          <table:table-cell office:value-type="float" office:value="0.04282" calcext:value-type="float">
            <text:p>0.04282</text:p>
          </table:table-cell>
          <table:table-cell office:value-type="float" office:value="-0.0464" calcext:value-type="float">
            <text:p>-0.0464</text:p>
          </table:table-cell>
        </table:table-row>
        <table:table-row table:style-name="ro1">
          <table:table-cell office:value-type="float" office:value="0.0533" calcext:value-type="float">
            <text:p>0.0533</text:p>
          </table:table-cell>
          <table:table-cell office:value-type="float" office:value="-0.04821" calcext:value-type="float">
            <text:p>-0.04821</text:p>
          </table:table-cell>
          <table:table-cell office:value-type="float" office:value="0.04737" calcext:value-type="float">
            <text:p>0.04737</text:p>
          </table:table-cell>
          <table:table-cell office:value-type="float" office:value="-0.04836" calcext:value-type="float">
            <text:p>-0.04836</text:p>
          </table:table-cell>
        </table:table-row>
        <table:table-row table:style-name="ro1">
          <table:table-cell office:value-type="float" office:value="0.05982" calcext:value-type="float">
            <text:p>0.05982</text:p>
          </table:table-cell>
          <table:table-cell office:value-type="float" office:value="-0.05036" calcext:value-type="float">
            <text:p>-0.05036</text:p>
          </table:table-cell>
          <table:table-cell office:value-type="float" office:value="0.05222" calcext:value-type="float">
            <text:p>0.05222</text:p>
          </table:table-cell>
          <table:table-cell office:value-type="float" office:value="-0.0503" calcext:value-type="float">
            <text:p>-0.0503</text:p>
          </table:table-cell>
        </table:table-row>
        <table:table-row table:style-name="ro1">
          <table:table-cell office:value-type="float" office:value="0.06704" calcext:value-type="float">
            <text:p>0.06704</text:p>
          </table:table-cell>
          <table:table-cell office:value-type="float" office:value="-0.05245" calcext:value-type="float">
            <text:p>-0.05245</text:p>
          </table:table-cell>
          <table:table-cell office:value-type="float" office:value="0.0574" calcext:value-type="float">
            <text:p>0.0574</text:p>
          </table:table-cell>
          <table:table-cell office:value-type="float" office:value="-0.0522" calcext:value-type="float">
            <text:p>-0.0522</text:p>
          </table:table-cell>
        </table:table-row>
        <table:table-row table:style-name="ro1">
          <table:table-cell office:value-type="float" office:value="0.07503" calcext:value-type="float">
            <text:p>0.07503</text:p>
          </table:table-cell>
          <table:table-cell office:value-type="float" office:value="-0.05448" calcext:value-type="float">
            <text:p>-0.05448</text:p>
          </table:table-cell>
          <table:table-cell office:value-type="float" office:value="0.06293" calcext:value-type="float">
            <text:p>0.06293</text:p>
          </table:table-cell>
          <table:table-cell office:value-type="float" office:value="-0.05407" calcext:value-type="float">
            <text:p>-0.05407</text:p>
          </table:table-cell>
        </table:table-row>
        <table:table-row table:style-name="ro1">
          <table:table-cell office:value-type="float" office:value="0.08388" calcext:value-type="float">
            <text:p>0.08388</text:p>
          </table:table-cell>
          <table:table-cell office:value-type="float" office:value="-0.05645" calcext:value-type="float">
            <text:p>-0.05645</text:p>
          </table:table-cell>
          <table:table-cell office:value-type="float" office:value="0.06886" calcext:value-type="float">
            <text:p>0.06886</text:p>
          </table:table-cell>
          <table:table-cell office:value-type="float" office:value="-0.0559" calcext:value-type="float">
            <text:p>-0.0559</text:p>
          </table:table-cell>
        </table:table-row>
        <table:table-row table:style-name="ro1">
          <table:table-cell office:value-type="float" office:value="0.09368" calcext:value-type="float">
            <text:p>0.09368</text:p>
          </table:table-cell>
          <table:table-cell office:value-type="float" office:value="-0.05836" calcext:value-type="float">
            <text:p>-0.05836</text:p>
          </table:table-cell>
          <table:table-cell office:value-type="float" office:value="0.0752" calcext:value-type="float">
            <text:p>0.0752</text:p>
          </table:table-cell>
          <table:table-cell office:value-type="float" office:value="-0.05767" calcext:value-type="float">
            <text:p>-0.05767</text:p>
          </table:table-cell>
        </table:table-row>
        <table:table-row table:style-name="ro1">
          <table:table-cell office:value-type="float" office:value="0.10451" calcext:value-type="float">
            <text:p>0.10451</text:p>
          </table:table-cell>
          <table:table-cell office:value-type="float" office:value="-0.06021" calcext:value-type="float">
            <text:p>-0.06021</text:p>
          </table:table-cell>
          <table:table-cell office:value-type="float" office:value="0.08202" calcext:value-type="float">
            <text:p>0.08202</text:p>
          </table:table-cell>
          <table:table-cell office:value-type="float" office:value="-0.05937" calcext:value-type="float">
            <text:p>-0.05937</text:p>
          </table:table-cell>
        </table:table-row>
        <table:table-row table:style-name="ro1">
          <table:table-cell office:value-type="float" office:value="0.11642" calcext:value-type="float">
            <text:p>0.11642</text:p>
          </table:table-cell>
          <table:table-cell office:value-type="float" office:value="-0.06197" calcext:value-type="float">
            <text:p>-0.06197</text:p>
          </table:table-cell>
          <table:table-cell office:value-type="float" office:value="0.08935" calcext:value-type="float">
            <text:p>0.08935</text:p>
          </table:table-cell>
          <table:table-cell office:value-type="float" office:value="-0.061" calcext:value-type="float">
            <text:p>-0.061</text:p>
          </table:table-cell>
        </table:table-row>
        <table:table-row table:style-name="ro1">
          <table:table-cell office:value-type="float" office:value="0.12942" calcext:value-type="float">
            <text:p>0.12942</text:p>
          </table:table-cell>
          <table:table-cell office:value-type="float" office:value="-0.06363" calcext:value-type="float">
            <text:p>-0.06363</text:p>
          </table:table-cell>
          <table:table-cell office:value-type="float" office:value="0.09726" calcext:value-type="float">
            <text:p>0.09726</text:p>
          </table:table-cell>
          <table:table-cell office:value-type="float" office:value="-0.06255" calcext:value-type="float">
            <text:p>-0.06255</text:p>
          </table:table-cell>
        </table:table-row>
        <table:table-row table:style-name="ro1">
          <table:table-cell office:value-type="float" office:value="0.1435" calcext:value-type="float">
            <text:p>0.1435</text:p>
          </table:table-cell>
          <table:table-cell office:value-type="float" office:value="-0.06515" calcext:value-type="float">
            <text:p>-0.06515</text:p>
          </table:table-cell>
          <table:table-cell office:value-type="float" office:value="0.10581" calcext:value-type="float">
            <text:p>0.10581</text:p>
          </table:table-cell>
          <table:table-cell office:value-type="float" office:value="-0.064" calcext:value-type="float">
            <text:p>-0.064</text:p>
          </table:table-cell>
        </table:table-row>
        <table:table-row table:style-name="ro1">
          <table:table-cell office:value-type="float" office:value="0.15855" calcext:value-type="float">
            <text:p>0.15855</text:p>
          </table:table-cell>
          <table:table-cell office:value-type="float" office:value="-0.06653" calcext:value-type="float">
            <text:p>-0.06653</text:p>
          </table:table-cell>
          <table:table-cell office:value-type="float" office:value="0.11507" calcext:value-type="float">
            <text:p>0.11507</text:p>
          </table:table-cell>
          <table:table-cell office:value-type="float" office:value="-0.06535" calcext:value-type="float">
            <text:p>-0.06535</text:p>
          </table:table-cell>
        </table:table-row>
        <table:table-row table:style-name="ro1">
          <table:table-cell office:value-type="float" office:value="0.17448" calcext:value-type="float">
            <text:p>0.17448</text:p>
          </table:table-cell>
          <table:table-cell office:value-type="float" office:value="-0.06772" calcext:value-type="float">
            <text:p>-0.06772</text:p>
          </table:table-cell>
          <table:table-cell office:value-type="float" office:value="0.12514" calcext:value-type="float">
            <text:p>0.12514</text:p>
          </table:table-cell>
          <table:table-cell office:value-type="float" office:value="-0.06659" calcext:value-type="float">
            <text:p>-0.06659</text:p>
          </table:table-cell>
        </table:table-row>
        <table:table-row table:style-name="ro1">
          <table:table-cell office:value-type="float" office:value="0.19114" calcext:value-type="float">
            <text:p>0.19114</text:p>
          </table:table-cell>
          <table:table-cell office:value-type="float" office:value="-0.06875" calcext:value-type="float">
            <text:p>-0.06875</text:p>
          </table:table-cell>
          <table:table-cell office:value-type="float" office:value="0.13608" calcext:value-type="float">
            <text:p>0.13608</text:p>
          </table:table-cell>
          <table:table-cell office:value-type="float" office:value="-0.06774" calcext:value-type="float">
            <text:p>-0.06774</text:p>
          </table:table-cell>
        </table:table-row>
        <table:table-row table:style-name="ro1">
          <table:table-cell office:value-type="float" office:value="0.20839" calcext:value-type="float">
            <text:p>0.20839</text:p>
          </table:table-cell>
          <table:table-cell office:value-type="float" office:value="-0.06957" calcext:value-type="float">
            <text:p>-0.06957</text:p>
          </table:table-cell>
          <table:table-cell office:value-type="float" office:value="0.14799" calcext:value-type="float">
            <text:p>0.14799</text:p>
          </table:table-cell>
          <table:table-cell office:value-type="float" office:value="-0.06879" calcext:value-type="float">
            <text:p>-0.06879</text:p>
          </table:table-cell>
        </table:table-row>
        <table:table-row table:style-name="ro1">
          <table:table-cell office:value-type="float" office:value="0.22611" calcext:value-type="float">
            <text:p>0.22611</text:p>
          </table:table-cell>
          <table:table-cell office:value-type="float" office:value="-0.0702" calcext:value-type="float">
            <text:p>-0.0702</text:p>
          </table:table-cell>
          <table:table-cell office:value-type="float" office:value="0.16092" calcext:value-type="float">
            <text:p>0.16092</text:p>
          </table:table-cell>
          <table:table-cell office:value-type="float" office:value="-0.06975" calcext:value-type="float">
            <text:p>-0.06975</text:p>
          </table:table-cell>
        </table:table-row>
        <table:table-row table:style-name="ro1">
          <table:table-cell office:value-type="float" office:value="0.24417" calcext:value-type="float">
            <text:p>0.24417</text:p>
          </table:table-cell>
          <table:table-cell office:value-type="float" office:value="-0.07064" calcext:value-type="float">
            <text:p>-0.07064</text:p>
          </table:table-cell>
          <table:table-cell office:value-type="float" office:value="0.17489" calcext:value-type="float">
            <text:p>0.17489</text:p>
          </table:table-cell>
          <table:table-cell office:value-type="float" office:value="-0.07059" calcext:value-type="float">
            <text:p>-0.07059</text:p>
          </table:table-cell>
        </table:table-row>
        <table:table-row table:style-name="ro1">
          <table:table-cell office:value-type="float" office:value="0.2625" calcext:value-type="float">
            <text:p>0.2625</text:p>
          </table:table-cell>
          <table:table-cell office:value-type="float" office:value="-0.07089" calcext:value-type="float">
            <text:p>-0.07089</text:p>
          </table:table-cell>
          <table:table-cell office:value-type="float" office:value="0.18991" calcext:value-type="float">
            <text:p>0.18991</text:p>
          </table:table-cell>
          <table:table-cell office:value-type="float" office:value="-0.0713" calcext:value-type="float">
            <text:p>-0.0713</text:p>
          </table:table-cell>
        </table:table-row>
        <table:table-row table:style-name="ro1">
          <table:table-cell office:value-type="float" office:value="0.281" calcext:value-type="float">
            <text:p>0.281</text:p>
          </table:table-cell>
          <table:table-cell office:value-type="float" office:value="-0.07095" calcext:value-type="float">
            <text:p>-0.07095</text:p>
          </table:table-cell>
          <table:table-cell office:value-type="float" office:value="0.20593" calcext:value-type="float">
            <text:p>0.20593</text:p>
          </table:table-cell>
          <table:table-cell office:value-type="float" office:value="-0.07187" calcext:value-type="float">
            <text:p>-0.07187</text:p>
          </table:table-cell>
        </table:table-row>
        <table:table-row table:style-name="ro1">
          <table:table-cell office:value-type="float" office:value="0.29961" calcext:value-type="float">
            <text:p>0.29961</text:p>
          </table:table-cell>
          <table:table-cell office:value-type="float" office:value="-0.07083" calcext:value-type="float">
            <text:p>-0.07083</text:p>
          </table:table-cell>
          <table:table-cell office:value-type="float" office:value="0.22285" calcext:value-type="float">
            <text:p>0.22285</text:p>
          </table:table-cell>
          <table:table-cell office:value-type="float" office:value="-0.07228" calcext:value-type="float">
            <text:p>-0.07228</text:p>
          </table:table-cell>
        </table:table-row>
        <table:table-row table:style-name="ro1">
          <table:table-cell office:value-type="float" office:value="0.31832" calcext:value-type="float">
            <text:p>0.31832</text:p>
          </table:table-cell>
          <table:table-cell office:value-type="float" office:value="-0.07051" calcext:value-type="float">
            <text:p>-0.07051</text:p>
          </table:table-cell>
          <table:table-cell office:value-type="float" office:value="0.24056" calcext:value-type="float">
            <text:p>0.24056</text:p>
          </table:table-cell>
          <table:table-cell office:value-type="float" office:value="-0.07249" calcext:value-type="float">
            <text:p>-0.07249</text:p>
          </table:table-cell>
        </table:table-row>
        <table:table-row table:style-name="ro1">
          <table:table-cell office:value-type="float" office:value="0.3371" calcext:value-type="float">
            <text:p>0.3371</text:p>
          </table:table-cell>
          <table:table-cell office:value-type="float" office:value="-0.07001" calcext:value-type="float">
            <text:p>-0.07001</text:p>
          </table:table-cell>
          <table:table-cell office:value-type="float" office:value="0.25896" calcext:value-type="float">
            <text:p>0.25896</text:p>
          </table:table-cell>
          <table:table-cell office:value-type="float" office:value="-0.07249" calcext:value-type="float">
            <text:p>-0.07249</text:p>
          </table:table-cell>
        </table:table-row>
        <table:table-row table:style-name="ro1">
          <table:table-cell office:value-type="float" office:value="0.35593" calcext:value-type="float">
            <text:p>0.35593</text:p>
          </table:table-cell>
          <table:table-cell office:value-type="float" office:value="-0.06931" calcext:value-type="float">
            <text:p>-0.06931</text:p>
          </table:table-cell>
          <table:table-cell office:value-type="float" office:value="0.27792" calcext:value-type="float">
            <text:p>0.27792</text:p>
          </table:table-cell>
          <table:table-cell office:value-type="float" office:value="-0.07228" calcext:value-type="float">
            <text:p>-0.07228</text:p>
          </table:table-cell>
        </table:table-row>
        <table:table-row table:style-name="ro1">
          <table:table-cell office:value-type="float" office:value="0.37483" calcext:value-type="float">
            <text:p>0.37483</text:p>
          </table:table-cell>
          <table:table-cell office:value-type="float" office:value="-0.06843" calcext:value-type="float">
            <text:p>-0.06843</text:p>
          </table:table-cell>
          <table:table-cell office:value-type="float" office:value="0.29738" calcext:value-type="float">
            <text:p>0.29738</text:p>
          </table:table-cell>
          <table:table-cell office:value-type="float" office:value="-0.07184" calcext:value-type="float">
            <text:p>-0.07184</text:p>
          </table:table-cell>
        </table:table-row>
        <table:table-row table:style-name="ro1">
          <table:table-cell office:value-type="float" office:value="0.39383" calcext:value-type="float">
            <text:p>0.39383</text:p>
          </table:table-cell>
          <table:table-cell office:value-type="float" office:value="-0.06735" calcext:value-type="float">
            <text:p>-0.06735</text:p>
          </table:table-cell>
          <table:table-cell office:value-type="float" office:value="0.31723" calcext:value-type="float">
            <text:p>0.31723</text:p>
          </table:table-cell>
          <table:table-cell office:value-type="float" office:value="-0.07117" calcext:value-type="float">
            <text:p>-0.07117</text:p>
          </table:table-cell>
        </table:table-row>
        <table:table-row table:style-name="ro1">
          <table:table-cell office:value-type="float" office:value="0.41292" calcext:value-type="float">
            <text:p>0.41292</text:p>
          </table:table-cell>
          <table:table-cell office:value-type="float" office:value="-0.06611" calcext:value-type="float">
            <text:p>-0.06611</text:p>
          </table:table-cell>
          <table:table-cell office:value-type="float" office:value="0.33741" calcext:value-type="float">
            <text:p>0.33741</text:p>
          </table:table-cell>
          <table:table-cell office:value-type="float" office:value="-0.07028" calcext:value-type="float">
            <text:p>-0.07028</text:p>
          </table:table-cell>
        </table:table-row>
        <table:table-row table:style-name="ro1">
          <table:table-cell office:value-type="float" office:value="0.43214" calcext:value-type="float">
            <text:p>0.43214</text:p>
          </table:table-cell>
          <table:table-cell office:value-type="float" office:value="-0.0647" calcext:value-type="float">
            <text:p>-0.0647</text:p>
          </table:table-cell>
          <table:table-cell office:value-type="float" office:value="0.35789" calcext:value-type="float">
            <text:p>0.35789</text:p>
          </table:table-cell>
          <table:table-cell office:value-type="float" office:value="-0.06916" calcext:value-type="float">
            <text:p>-0.06916</text:p>
          </table:table-cell>
        </table:table-row>
        <table:table-row table:style-name="ro1">
          <table:table-cell office:value-type="float" office:value="0.45148" calcext:value-type="float">
            <text:p>0.45148</text:p>
          </table:table-cell>
          <table:table-cell office:value-type="float" office:value="-0.06315" calcext:value-type="float">
            <text:p>-0.06315</text:p>
          </table:table-cell>
          <table:table-cell office:value-type="float" office:value="0.37864" calcext:value-type="float">
            <text:p>0.37864</text:p>
          </table:table-cell>
          <table:table-cell office:value-type="float" office:value="-0.06782" calcext:value-type="float">
            <text:p>-0.06782</text:p>
          </table:table-cell>
        </table:table-row>
        <table:table-row table:style-name="ro1">
          <table:table-cell office:value-type="float" office:value="0.47095" calcext:value-type="float">
            <text:p>0.47095</text:p>
          </table:table-cell>
          <table:table-cell office:value-type="float" office:value="-0.06148" calcext:value-type="float">
            <text:p>-0.06148</text:p>
          </table:table-cell>
          <table:table-cell office:value-type="float" office:value="0.39968" calcext:value-type="float">
            <text:p>0.39968</text:p>
          </table:table-cell>
          <table:table-cell office:value-type="float" office:value="-0.06626" calcext:value-type="float">
            <text:p>-0.06626</text:p>
          </table:table-cell>
        </table:table-row>
        <table:table-row table:style-name="ro1">
          <table:table-cell office:value-type="float" office:value="0.49053" calcext:value-type="float">
            <text:p>0.49053</text:p>
          </table:table-cell>
          <table:table-cell office:value-type="float" office:value="-0.0597" calcext:value-type="float">
            <text:p>-0.0597</text:p>
          </table:table-cell>
          <table:table-cell office:value-type="float" office:value="0.42099" calcext:value-type="float">
            <text:p>0.42099</text:p>
          </table:table-cell>
          <table:table-cell office:value-type="float" office:value="-0.06447" calcext:value-type="float">
            <text:p>-0.06447</text:p>
          </table:table-cell>
        </table:table-row>
        <table:table-row table:style-name="ro1">
          <table:table-cell office:value-type="float" office:value="0.51024" calcext:value-type="float">
            <text:p>0.51024</text:p>
          </table:table-cell>
          <table:table-cell office:value-type="float" office:value="-0.05783" calcext:value-type="float">
            <text:p>-0.05783</text:p>
          </table:table-cell>
          <table:table-cell office:value-type="float" office:value="0.44262" calcext:value-type="float">
            <text:p>0.44262</text:p>
          </table:table-cell>
          <table:table-cell office:value-type="float" office:value="-0.0625" calcext:value-type="float">
            <text:p>-0.0625</text:p>
          </table:table-cell>
        </table:table-row>
        <table:table-row table:style-name="ro1">
          <table:table-cell office:value-type="float" office:value="0.53002" calcext:value-type="float">
            <text:p>0.53002</text:p>
          </table:table-cell>
          <table:table-cell office:value-type="float" office:value="-0.0559" calcext:value-type="float">
            <text:p>-0.0559</text:p>
          </table:table-cell>
          <table:table-cell office:value-type="float" office:value="0.46456" calcext:value-type="float">
            <text:p>0.46456</text:p>
          </table:table-cell>
          <table:table-cell office:value-type="float" office:value="-0.06032" calcext:value-type="float">
            <text:p>-0.06032</text:p>
          </table:table-cell>
        </table:table-row>
        <table:table-row table:style-name="ro1">
          <table:table-cell office:value-type="float" office:value="0.54987" calcext:value-type="float">
            <text:p>0.54987</text:p>
          </table:table-cell>
          <table:table-cell office:value-type="float" office:value="-0.05391" calcext:value-type="float">
            <text:p>-0.05391</text:p>
          </table:table-cell>
          <table:table-cell office:value-type="float" office:value="0.48686" calcext:value-type="float">
            <text:p>0.48686</text:p>
          </table:table-cell>
          <table:table-cell office:value-type="float" office:value="-0.05798" calcext:value-type="float">
            <text:p>-0.05798</text:p>
          </table:table-cell>
        </table:table-row>
        <table:table-row table:style-name="ro1">
          <table:table-cell office:value-type="float" office:value="0.56976" calcext:value-type="float">
            <text:p>0.56976</text:p>
          </table:table-cell>
          <table:table-cell office:value-type="float" office:value="-0.05189" calcext:value-type="float">
            <text:p>-0.05189</text:p>
          </table:table-cell>
          <table:table-cell office:value-type="float" office:value="0.5095" calcext:value-type="float">
            <text:p>0.5095</text:p>
          </table:table-cell>
          <table:table-cell office:value-type="float" office:value="-0.05548" calcext:value-type="float">
            <text:p>-0.05548</text:p>
          </table:table-cell>
        </table:table-row>
        <table:table-row table:style-name="ro1">
          <table:table-cell office:value-type="float" office:value="0.58968" calcext:value-type="float">
            <text:p>0.58968</text:p>
          </table:table-cell>
          <table:table-cell office:value-type="float" office:value="-0.0498" calcext:value-type="float">
            <text:p>-0.0498</text:p>
          </table:table-cell>
          <table:table-cell office:value-type="float" office:value="0.53252" calcext:value-type="float">
            <text:p>0.53252</text:p>
          </table:table-cell>
          <table:table-cell office:value-type="float" office:value="-0.05287" calcext:value-type="float">
            <text:p>-0.05287</text:p>
          </table:table-cell>
        </table:table-row>
        <table:table-row table:style-name="ro1">
          <table:table-cell office:value-type="float" office:value="0.60964" calcext:value-type="float">
            <text:p>0.60964</text:p>
          </table:table-cell>
          <table:table-cell office:value-type="float" office:value="-0.04767" calcext:value-type="float">
            <text:p>-0.04767</text:p>
          </table:table-cell>
          <table:table-cell office:value-type="float" office:value="0.55582" calcext:value-type="float">
            <text:p>0.55582</text:p>
          </table:table-cell>
          <table:table-cell office:value-type="float" office:value="-0.05017" calcext:value-type="float">
            <text:p>-0.05017</text:p>
          </table:table-cell>
        </table:table-row>
        <table:table-row table:style-name="ro1">
          <table:table-cell office:value-type="float" office:value="0.62961" calcext:value-type="float">
            <text:p>0.62961</text:p>
          </table:table-cell>
          <table:table-cell office:value-type="float" office:value="-0.0455" calcext:value-type="float">
            <text:p>-0.0455</text:p>
          </table:table-cell>
          <table:table-cell office:value-type="float" office:value="0.57937" calcext:value-type="float">
            <text:p>0.57937</text:p>
          </table:table-cell>
          <table:table-cell office:value-type="float" office:value="-0.04741" calcext:value-type="float">
            <text:p>-0.04741</text:p>
          </table:table-cell>
        </table:table-row>
        <table:table-row table:style-name="ro1">
          <table:table-cell office:value-type="float" office:value="0.6496" calcext:value-type="float">
            <text:p>0.6496</text:p>
          </table:table-cell>
          <table:table-cell office:value-type="float" office:value="-0.04328" calcext:value-type="float">
            <text:p>-0.04328</text:p>
          </table:table-cell>
          <table:table-cell office:value-type="float" office:value="0.60305" calcext:value-type="float">
            <text:p>0.60305</text:p>
          </table:table-cell>
          <table:table-cell office:value-type="float" office:value="-0.04464" calcext:value-type="float">
            <text:p>-0.04464</text:p>
          </table:table-cell>
        </table:table-row>
        <table:table-row table:style-name="ro1">
          <table:table-cell office:value-type="float" office:value="0.66961" calcext:value-type="float">
            <text:p>0.66961</text:p>
          </table:table-cell>
          <table:table-cell office:value-type="float" office:value="-0.04102" calcext:value-type="float">
            <text:p>-0.04102</text:p>
          </table:table-cell>
          <table:table-cell office:value-type="float" office:value="0.62677" calcext:value-type="float">
            <text:p>0.62677</text:p>
          </table:table-cell>
          <table:table-cell office:value-type="float" office:value="-0.04189" calcext:value-type="float">
            <text:p>-0.04189</text:p>
          </table:table-cell>
        </table:table-row>
        <table:table-row table:style-name="ro1">
          <table:table-cell office:value-type="float" office:value="0.68963" calcext:value-type="float">
            <text:p>0.68963</text:p>
          </table:table-cell>
          <table:table-cell office:value-type="float" office:value="-0.03871" calcext:value-type="float">
            <text:p>-0.03871</text:p>
          </table:table-cell>
          <table:table-cell office:value-type="float" office:value="0.65051" calcext:value-type="float">
            <text:p>0.65051</text:p>
          </table:table-cell>
          <table:table-cell office:value-type="float" office:value="-0.03917" calcext:value-type="float">
            <text:p>-0.03917</text:p>
          </table:table-cell>
        </table:table-row>
        <table:table-row table:style-name="ro1">
          <table:table-cell office:value-type="float" office:value="0.70968" calcext:value-type="float">
            <text:p>0.70968</text:p>
          </table:table-cell>
          <table:table-cell office:value-type="float" office:value="-0.03637" calcext:value-type="float">
            <text:p>-0.03637</text:p>
          </table:table-cell>
          <table:table-cell office:value-type="float" office:value="0.67426" calcext:value-type="float">
            <text:p>0.67426</text:p>
          </table:table-cell>
          <table:table-cell office:value-type="float" office:value="-0.03649" calcext:value-type="float">
            <text:p>-0.03649</text:p>
          </table:table-cell>
        </table:table-row>
        <table:table-row table:style-name="ro1">
          <table:table-cell office:value-type="float" office:value="0.72973" calcext:value-type="float">
            <text:p>0.72973</text:p>
          </table:table-cell>
          <table:table-cell office:value-type="float" office:value="-0.03401" calcext:value-type="float">
            <text:p>-0.03401</text:p>
          </table:table-cell>
          <table:table-cell office:value-type="float" office:value="0.69803" calcext:value-type="float">
            <text:p>0.69803</text:p>
          </table:table-cell>
          <table:table-cell office:value-type="float" office:value="-0.03385" calcext:value-type="float">
            <text:p>-0.03385</text:p>
          </table:table-cell>
        </table:table-row>
        <table:table-row table:style-name="ro1">
          <table:table-cell office:value-type="float" office:value="0.74978" calcext:value-type="float">
            <text:p>0.74978</text:p>
          </table:table-cell>
          <table:table-cell office:value-type="float" office:value="-0.03161" calcext:value-type="float">
            <text:p>-0.03161</text:p>
          </table:table-cell>
          <table:table-cell office:value-type="float" office:value="0.72184" calcext:value-type="float">
            <text:p>0.72184</text:p>
          </table:table-cell>
          <table:table-cell office:value-type="float" office:value="-0.03124" calcext:value-type="float">
            <text:p>-0.03124</text:p>
          </table:table-cell>
        </table:table-row>
        <table:table-row table:style-name="ro1">
          <table:table-cell office:value-type="float" office:value="0.76984" calcext:value-type="float">
            <text:p>0.76984</text:p>
          </table:table-cell>
          <table:table-cell office:value-type="float" office:value="-0.02917" calcext:value-type="float">
            <text:p>-0.02917</text:p>
          </table:table-cell>
          <table:table-cell office:value-type="float" office:value="0.74563" calcext:value-type="float">
            <text:p>0.74563</text:p>
          </table:table-cell>
          <table:table-cell office:value-type="float" office:value="-0.02864" calcext:value-type="float">
            <text:p>-0.02864</text:p>
          </table:table-cell>
        </table:table-row>
        <table:table-row table:style-name="ro1">
          <table:table-cell office:value-type="float" office:value="0.78991" calcext:value-type="float">
            <text:p>0.78991</text:p>
          </table:table-cell>
          <table:table-cell office:value-type="float" office:value="-0.02672" calcext:value-type="float">
            <text:p>-0.02672</text:p>
          </table:table-cell>
          <table:table-cell office:value-type="float" office:value="0.76932" calcext:value-type="float">
            <text:p>0.76932</text:p>
          </table:table-cell>
          <table:table-cell office:value-type="float" office:value="-0.02603" calcext:value-type="float">
            <text:p>-0.02603</text:p>
          </table:table-cell>
        </table:table-row>
        <table:table-row table:style-name="ro1">
          <table:table-cell office:value-type="float" office:value="0.80994" calcext:value-type="float">
            <text:p>0.80994</text:p>
          </table:table-cell>
          <table:table-cell office:value-type="float" office:value="-0.02426" calcext:value-type="float">
            <text:p>-0.02426</text:p>
          </table:table-cell>
          <table:table-cell office:value-type="float" office:value="0.79284" calcext:value-type="float">
            <text:p>0.79284</text:p>
          </table:table-cell>
          <table:table-cell office:value-type="float" office:value="-0.0234" calcext:value-type="float">
            <text:p>-0.0234</text:p>
          </table:table-cell>
        </table:table-row>
        <table:table-row table:style-name="ro1">
          <table:table-cell office:value-type="float" office:value="0.82991" calcext:value-type="float">
            <text:p>0.82991</text:p>
          </table:table-cell>
          <table:table-cell office:value-type="float" office:value="-0.02177" calcext:value-type="float">
            <text:p>-0.02177</text:p>
          </table:table-cell>
          <table:table-cell office:value-type="float" office:value="0.81617" calcext:value-type="float">
            <text:p>0.81617</text:p>
          </table:table-cell>
          <table:table-cell office:value-type="float" office:value="-0.02077" calcext:value-type="float">
            <text:p>-0.02077</text:p>
          </table:table-cell>
        </table:table-row>
        <table:table-row table:style-name="ro1">
          <table:table-cell office:value-type="float" office:value="0.84982" calcext:value-type="float">
            <text:p>0.84982</text:p>
          </table:table-cell>
          <table:table-cell office:value-type="float" office:value="-0.01927" calcext:value-type="float">
            <text:p>-0.01927</text:p>
          </table:table-cell>
          <table:table-cell office:value-type="float" office:value="0.83924" calcext:value-type="float">
            <text:p>0.83924</text:p>
          </table:table-cell>
          <table:table-cell office:value-type="float" office:value="-0.01817" calcext:value-type="float">
            <text:p>-0.01817</text:p>
          </table:table-cell>
        </table:table-row>
        <table:table-row table:style-name="ro1">
          <table:table-cell office:value-type="float" office:value="0.86959" calcext:value-type="float">
            <text:p>0.86959</text:p>
          </table:table-cell>
          <table:table-cell office:value-type="float" office:value="-0.01678" calcext:value-type="float">
            <text:p>-0.01678</text:p>
          </table:table-cell>
          <table:table-cell office:value-type="float" office:value="0.86192" calcext:value-type="float">
            <text:p>0.86192</text:p>
          </table:table-cell>
          <table:table-cell office:value-type="float" office:value="-0.0156" calcext:value-type="float">
            <text:p>-0.0156</text:p>
          </table:table-cell>
        </table:table-row>
        <table:table-row table:style-name="ro1">
          <table:table-cell office:value-type="float" office:value="0.88913" calcext:value-type="float">
            <text:p>0.88913</text:p>
          </table:table-cell>
          <table:table-cell office:value-type="float" office:value="-0.0143" calcext:value-type="float">
            <text:p>-0.0143</text:p>
          </table:table-cell>
          <table:table-cell office:value-type="float" office:value="0.88402" calcext:value-type="float">
            <text:p>0.88402</text:p>
          </table:table-cell>
          <table:table-cell office:value-type="float" office:value="-0.0131" calcext:value-type="float">
            <text:p>-0.0131</text:p>
          </table:table-cell>
        </table:table-row>
        <table:table-row table:style-name="ro1">
          <table:table-cell office:value-type="float" office:value="0.9083" calcext:value-type="float">
            <text:p>0.9083</text:p>
          </table:table-cell>
          <table:table-cell office:value-type="float" office:value="-0.01186" calcext:value-type="float">
            <text:p>-0.01186</text:p>
          </table:table-cell>
          <table:table-cell office:value-type="float" office:value="0.90529" calcext:value-type="float">
            <text:p>0.90529</text:p>
          </table:table-cell>
          <table:table-cell office:value-type="float" office:value="-0.0107" calcext:value-type="float">
            <text:p>-0.0107</text:p>
          </table:table-cell>
        </table:table-row>
        <table:table-row table:style-name="ro1">
          <table:table-cell office:value-type="float" office:value="0.92692" calcext:value-type="float">
            <text:p>0.92692</text:p>
          </table:table-cell>
          <table:table-cell office:value-type="float" office:value="-0.00947" calcext:value-type="float">
            <text:p>-0.00947</text:p>
          </table:table-cell>
          <table:table-cell office:value-type="float" office:value="0.92545" calcext:value-type="float">
            <text:p>0.92545</text:p>
          </table:table-cell>
          <table:table-cell office:value-type="float" office:value="-0.00843" calcext:value-type="float">
            <text:p>-0.00843</text:p>
          </table:table-cell>
        </table:table-row>
        <table:table-row table:style-name="ro1">
          <table:table-cell office:value-type="float" office:value="0.94481" calcext:value-type="float">
            <text:p>0.94481</text:p>
          </table:table-cell>
          <table:table-cell office:value-type="float" office:value="-0.00716" calcext:value-type="float">
            <text:p>-0.00716</text:p>
          </table:table-cell>
          <table:table-cell office:value-type="float" office:value="0.94427" calcext:value-type="float">
            <text:p>0.94427</text:p>
          </table:table-cell>
          <table:table-cell office:value-type="float" office:value="-0.0063" calcext:value-type="float">
            <text:p>-0.0063</text:p>
          </table:table-cell>
        </table:table-row>
        <table:table-row table:style-name="ro1">
          <table:table-cell office:value-type="float" office:value="0.9617" calcext:value-type="float">
            <text:p>0.9617</text:p>
          </table:table-cell>
          <table:table-cell office:value-type="float" office:value="-0.00498" calcext:value-type="float">
            <text:p>-0.00498</text:p>
          </table:table-cell>
          <table:table-cell office:value-type="float" office:value="0.96159" calcext:value-type="float">
            <text:p>0.96159</text:p>
          </table:table-cell>
          <table:table-cell office:value-type="float" office:value="-0.00435" calcext:value-type="float">
            <text:p>-0.00435</text:p>
          </table:table-cell>
        </table:table-row>
        <table:table-row table:style-name="ro1">
          <table:table-cell office:value-type="float" office:value="0.97725" calcext:value-type="float">
            <text:p>0.97725</text:p>
          </table:table-cell>
          <table:table-cell office:value-type="float" office:value="-0.00296" calcext:value-type="float">
            <text:p>-0.00296</text:p>
          </table:table-cell>
          <table:table-cell office:value-type="float" office:value="0.9773" calcext:value-type="float">
            <text:p>0.9773</text:p>
          </table:table-cell>
          <table:table-cell office:value-type="float" office:value="-0.00257" calcext:value-type="float">
            <text:p>-0.00257</text:p>
          </table:table-cell>
        </table:table-row>
        <table:table-row table:style-name="ro1">
          <table:table-cell office:value-type="float" office:value="0.99136" calcext:value-type="float">
            <text:p>0.99136</text:p>
          </table:table-cell>
          <table:table-cell office:value-type="float" office:value="-0.00113" calcext:value-type="float">
            <text:p>-0.00113</text:p>
          </table:table-cell>
          <table:table-cell office:value-type="float" office:value="0.99143" calcext:value-type="float">
            <text:p>0.99143</text:p>
          </table:table-cell>
          <table:table-cell office:value-type="float" office:value="-0.00097" calcext:value-type="float">
            <text:p>-0.000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Ballooning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allooning_0</text:p>
          </table:table-cell>
          <table:table-cell office:value-type="string" calcext:value-type="string">
            <text:p>V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00928226428111478" calcext:value-type="float">
            <text:p>0.00928226428111478</text:p>
          </table:table-cell>
        </table:table-row>
        <table:table-row table:style-name="ro1">
          <table:table-cell office:value-type="float" office:value="-0.892237219734291" calcext:value-type="float">
            <text:p>-0.892237219734291</text:p>
          </table:table-cell>
          <table:table-cell office:value-type="float" office:value="0.026635757193368" calcext:value-type="float">
            <text:p>0.026635757193368</text:p>
          </table:table-cell>
        </table:table-row>
        <table:table-row table:style-name="ro1">
          <table:table-cell office:value-type="float" office:value="-0.83981122992683" calcext:value-type="float">
            <text:p>-0.83981122992683</text:p>
          </table:table-cell>
          <table:table-cell office:value-type="float" office:value="0.0362556251421052" calcext:value-type="float">
            <text:p>0.0362556251421052</text:p>
          </table:table-cell>
        </table:table-row>
        <table:table-row table:style-name="ro1">
          <table:table-cell office:value-type="float" office:value="-0.478802451600708" calcext:value-type="float">
            <text:p>-0.478802451600708</text:p>
          </table:table-cell>
          <table:table-cell office:value-type="float" office:value="0.0397203128214308" calcext:value-type="float">
            <text:p>0.0397203128214308</text:p>
          </table:table-cell>
        </table:table-row>
        <table:table-row table:style-name="ro1">
          <table:table-cell office:value-type="float" office:value="-0.145224221885305" calcext:value-type="float">
            <text:p>-0.145224221885305</text:p>
          </table:table-cell>
          <table:table-cell office:value-type="float" office:value="0.0405867750586572" calcext:value-type="float">
            <text:p>0.0405867750586572</text:p>
          </table:table-cell>
        </table:table-row>
        <table:table-row table:style-name="ro1">
          <table:table-cell office:value-type="float" office:value="0.0918564668901243" calcext:value-type="float">
            <text:p>0.0918564668901243</text:p>
          </table:table-cell>
          <table:table-cell office:value-type="float" office:value="-0.0135289551311476" calcext:value-type="float">
            <text:p>-0.0135289551311476</text:p>
          </table:table-cell>
        </table:table-row>
        <table:table-row table:style-name="ro1">
          <table:table-cell office:value-type="float" office:value="0.101625619778055" calcext:value-type="float">
            <text:p>0.101625619778055</text:p>
          </table:table-cell>
          <table:table-cell office:value-type="float" office:value="0.0407642498511683" calcext:value-type="float">
            <text:p>0.0407642498511683</text:p>
          </table:table-cell>
        </table:table-row>
        <table:table-row table:style-name="ro1">
          <table:table-cell office:value-type="float" office:value="0.67815207803119" calcext:value-type="float">
            <text:p>0.67815207803119</text:p>
          </table:table-cell>
          <table:table-cell office:value-type="float" office:value="0.0394242106526714" calcext:value-type="float">
            <text:p>0.0394242106526714</text:p>
          </table:table-cell>
        </table:table-row>
        <table:table-row table:style-name="ro1">
          <table:table-cell office:value-type="float" office:value="0.892031979040302" calcext:value-type="float">
            <text:p>0.892031979040302</text:p>
          </table:table-cell>
          <table:table-cell office:value-type="float" office:value="0.0391597287037907" calcext:value-type="float">
            <text:p>0.03915972870379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928226428111478" calcext:value-type="float">
            <text:p>0.00928226428111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928226428111478" calcext:value-type="float">
            <text:p>0.00928226428111478</text:p>
          </table:table-cell>
        </table:table-row>
      </table:table>
      <table:table table:name="Parametric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front</text:p>
          </table:table-cell>
          <table:table-cell/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rib_distribution</text:p>
          </table:table-cell>
          <table:table-cell/>
          <table:table-cell office:value-type="string" calcext:value-type="string">
            <text:p>arc</text:p>
          </table:table-cell>
          <table:table-cell/>
          <table:table-cell office:value-type="string" calcext:value-type="string">
            <text:p>aoa</text:p>
          </table:table-cell>
          <table:table-cell/>
          <table:table-cell office:value-type="string" calcext:value-type="string">
            <text:p>zrot</text:p>
          </table:table-cell>
          <table:table-cell/>
          <table:table-cell office:value-type="string" calcext:value-type="string">
            <text:p>ballooning_merge_curve</text:p>
          </table:table-cell>
          <table:table-cell/>
          <table:table-cell office:value-type="string" calcext:value-type="string">
            <text:p>profile_merge_curve</text:p>
          </table:table-cell>
          <table:table-cell/>
        </table:table-row>
        <table:table-row table:style-name="ro1">
          <table:table-cell office:value-type="float" office:value="0.436220469689154" calcext:value-type="float">
            <text:p>0.436220469689154</text:p>
          </table:table-cell>
          <table:table-cell office:value-type="float" office:value="-0.0032093869120494" calcext:value-type="float">
            <text:p>-0.0032093869120494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-0.930608511928326" calcext:value-type="float">
            <text:p>-0.930608511928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9402590777313" calcext:value-type="float">
            <text:p>0.439402590777313</text:p>
          </table:table-cell>
          <table:table-cell office:value-type="float" office:value="0.00533903249482705" calcext:value-type="float">
            <text:p>0.00533903249482705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0.161933124811446" calcext:value-type="float">
            <text:p>0.161933124811446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0" calcext:value-type="float">
            <text:p>0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0" calcext:value-type="float">
            <text:p>0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226317184178" calcext:value-type="float">
            <text:p>1.21226317184178</text:p>
          </table:table-cell>
          <table:table-cell office:value-type="float" office:value="-0.113003549835629" calcext:value-type="float">
            <text:p>-0.113003549835629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-0.844706922625262" calcext:value-type="float">
            <text:p>-0.844706922625262</text:p>
          </table:table-cell>
          <table:table-cell office:value-type="float" office:value="0.5" calcext:value-type="float">
            <text:p>0.5</text:p>
          </table:table-cell>
          <table:table-cell office:value-type="float" office:value="0.374358622303782" calcext:value-type="float">
            <text:p>0.374358622303782</text:p>
          </table:table-cell>
          <table:table-cell office:value-type="float" office:value="1.14792101237284" calcext:value-type="float">
            <text:p>1.14792101237284</text:p>
          </table:table-cell>
          <table:table-cell office:value-type="float" office:value="-0.373576399574903" calcext:value-type="float">
            <text:p>-0.373576399574903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0.145105242920201" calcext:value-type="float">
            <text:p>0.145105242920201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0" calcext:value-type="float">
            <text:p>0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0" calcext:value-type="float">
            <text:p>0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859521458148" calcext:value-type="float">
            <text:p>1.45859521458148</text:p>
          </table:table-cell>
          <table:table-cell office:value-type="float" office:value="-0.462651134455841" calcext:value-type="float">
            <text:p>-0.462651134455841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-0.812822864663244" calcext:value-type="float">
            <text:p>-0.8128228646632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4000717692648" calcext:value-type="float">
            <text:p>1.24000717692648</text:p>
          </table:table-cell>
          <table:table-cell office:value-type="float" office:value="-0.615872228930526" calcext:value-type="float">
            <text:p>-0.615872228930526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0.0872664625997165" calcext:value-type="float">
            <text:p>0.0872664625997165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0" calcext:value-type="float">
            <text:p>0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0" calcext:value-type="float">
            <text:p>0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in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AIN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6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6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6</text:p>
          </table:table-cell>
          <table:table-cell office:value-type="string" calcext:value-type="string">
            <text:p>cousin.vectraline12950</text:p>
          </table:table-cell>
        </table:table-row>
      </table:table>
      <table:table table:name="Data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ot_position</text:p>
          </table:table-cell>
          <table:table-cell office:value-type="float" office:value="0.3" calcext:value-type="float">
            <text:p>0.3</text:p>
          </table:table-cell>
          <table:table-cell office:value-type="float" office:value="0.251227" calcext:value-type="float">
            <text:p>0.25122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pilot_position_name</text:p>
          </table:table-cell>
          <table:table-cell office:value-type="string" calcext:value-type="string">
            <text:p>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ke_offse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PEED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DE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BICEL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5">00/00/0000</text:date>, <text:time style:data-style-name="N2" text:time-value="14:01:38.4340004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2T07:51:31.896322</meta:creation-date>
    <dc:date>2024-06-25T14:03:40.744104863</dc:date>
    <meta:generator>LibreOffice/7.5.8.2$Linux_X86_64 LibreOffice_project/50$Build-2</meta:generator>
    <meta:editing-cycles>40</meta:editing-cycles>
    <meta:editing-duration>PT1H16M17S</meta:editing-duration>
    <meta:document-statistic meta:table-count="8" meta:cell-count="1103" meta:object-count="0"/>
  </office:meta>
</office:document-meta>
</file>